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471cm"/>
    </style:style>
    <style:style style:name="Таблица1.B" style:family="table-column">
      <style:table-column-properties style:column-width="7.895cm"/>
    </style:style>
    <style:style style:name="Таблица1.C" style:family="table-column">
      <style:table-column-properties style:column-width="6.634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3.522cm"/>
    </style:style>
    <style:style style:name="Таблица2.B" style:family="table-column">
      <style:table-column-properties style:column-width="6.364cm"/>
    </style:style>
    <style:style style:name="Таблица2.C" style:family="table-column">
      <style:table-column-properties style:column-width="7.114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3.253cm"/>
    </style:style>
    <style:style style:name="Таблица3.B" style:family="table-column">
      <style:table-column-properties style:column-width="7.715cm"/>
    </style:style>
    <style:style style:name="Таблица3.C" style:family="table-column">
      <style:table-column-properties style:column-width="6.033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2.505cm"/>
    </style:style>
    <style:style style:name="Таблица4.B" style:family="table-column">
      <style:table-column-properties style:column-width="6.336cm"/>
    </style:style>
    <style:style style:name="Таблица4.C" style:family="table-column">
      <style:table-column-properties style:column-width="8.16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2.609cm"/>
    </style:style>
    <style:style style:name="Таблица5.B" style:family="table-column">
      <style:table-column-properties style:column-width="14.392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4.731cm"/>
    </style:style>
    <style:style style:name="Таблица6.B" style:family="table-column">
      <style:table-column-properties style:column-width="9.927cm"/>
    </style:style>
    <style:style style:name="Таблица6.C" style:family="table-column">
      <style:table-column-properties style:column-width="2.342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4.995cm"/>
    </style:style>
    <style:style style:name="Таблица7.B" style:family="table-column">
      <style:table-column-properties style:column-width="9.252cm"/>
    </style:style>
    <style:style style:name="Таблица7.C" style:family="table-column">
      <style:table-column-properties style:column-width="2.753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17cm" table:align="left"/>
    </style:style>
    <style:style style:name="Таблица8.A" style:family="table-column">
      <style:table-column-properties style:column-width="4.591cm"/>
    </style:style>
    <style:style style:name="Таблица8.B" style:family="table-column">
      <style:table-column-properties style:column-width="12.409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4.644cm"/>
    </style:style>
    <style:style style:name="Таблица9.B" style:family="table-column">
      <style:table-column-properties style:column-width="8.202cm"/>
    </style:style>
    <style:style style:name="Таблица9.C" style:family="table-column">
      <style:table-column-properties style:column-width="4.154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7cm" table:align="left"/>
    </style:style>
    <style:style style:name="Таблица10.A" style:family="table-column">
      <style:table-column-properties style:column-width="4.426cm"/>
    </style:style>
    <style:style style:name="Таблица10.B" style:family="table-column">
      <style:table-column-properties style:column-width="10.063cm"/>
    </style:style>
    <style:style style:name="Таблица10.C" style:family="table-column">
      <style:table-column-properties style:column-width="2.512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7cm" table:align="left"/>
    </style:style>
    <style:style style:name="Таблица11.A" style:family="table-column">
      <style:table-column-properties style:column-width="3.404cm"/>
    </style:style>
    <style:style style:name="Таблица11.B" style:family="table-column">
      <style:table-column-properties style:column-width="13.596cm"/>
    </style:style>
    <style:style style:name="Таблица1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fo:font-weight="bold"/>
    </style:style>
    <style:style style:name="P4" style:family="paragraph" style:parent-style-name="Table_20_Heading">
      <style:text-properties officeooo:paragraph-rsid="001b7fc5"/>
    </style:style>
    <style:style style:name="P5" style:family="paragraph" style:parent-style-name="Table_20_Contents">
      <style:text-properties fo:font-weight="bold"/>
    </style:style>
    <style:style style:name="P6" style:family="paragraph" style:parent-style-name="Table_20_Contents">
      <style:text-properties officeooo:rsid="001945be" officeooo:paragraph-rsid="001945be"/>
    </style:style>
    <style:style style:name="P7" style:family="paragraph" style:parent-style-name="Table_20_Contents">
      <style:text-properties officeooo:rsid="001b7fc5" officeooo:paragraph-rsid="001b7fc5"/>
    </style:style>
    <style:style style:name="P8" style:family="paragraph" style:parent-style-name="Table_20_Contents">
      <style:text-properties officeooo:paragraph-rsid="001b7fc5"/>
    </style:style>
    <style:style style:name="P9" style:family="paragraph" style:parent-style-name="Table_20_Contents">
      <style:text-properties officeooo:rsid="001fc0a2" officeooo:paragraph-rsid="001fc0a2"/>
    </style:style>
    <style:style style:name="P10" style:family="paragraph" style:parent-style-name="Table_20_Contents">
      <style:text-properties officeooo:paragraph-rsid="00206c53"/>
    </style:style>
    <style:style style:name="P11" style:family="paragraph" style:parent-style-name="Table_20_Contents">
      <style:text-properties officeooo:paragraph-rsid="00220f27"/>
    </style:style>
    <style:style style:name="P12" style:family="paragraph" style:parent-style-name="Heading_20_3">
      <style:text-properties fo:font-weight="bold"/>
    </style:style>
    <style:style style:name="P13" style:family="paragraph" style:parent-style-name="Text_20_body">
      <style:text-properties officeooo:rsid="0023fc07" officeooo:paragraph-rsid="0023fc07"/>
    </style:style>
    <style:style style:name="P14" style:family="paragraph" style:parent-style-name="Обычный">
      <style:text-properties officeooo:rsid="001df994" officeooo:paragraph-rsid="001df994"/>
    </style:style>
    <style:style style:name="P15" style:family="paragraph" style:parent-style-name="Обычный">
      <style:text-properties officeooo:rsid="001df994" officeooo:paragraph-rsid="001e13c6"/>
    </style:style>
    <style:style style:name="P16" style:family="paragraph" style:parent-style-name="Table_20_Contents">
      <style:text-properties fo:font-weight="bold"/>
    </style:style>
    <style:style style:name="P17" style:family="paragraph" style:parent-style-name="Table_20_Contents">
      <style:text-properties officeooo:rsid="00252969" officeooo:paragraph-rsid="00252969"/>
    </style:style>
    <style:style style:name="P18" style:family="paragraph" style:parent-style-name="Обычный">
      <style:paragraph-properties fo:break-before="page"/>
      <style:text-properties fo:color="#000000" style:font-name="Source Sans Pro" fo:font-size="10pt" style:font-size-asian="10pt"/>
    </style:style>
    <style:style style:name="P19" style:family="paragraph" style:parent-style-name="Обычный">
      <style:text-properties fo:color="#000000" style:font-name="Source Sans Pro" fo:font-size="10pt" officeooo:rsid="001df994" officeooo:paragraph-rsid="001df994" style:font-size-asian="10pt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77084"/>
    </style:style>
    <style:style style:name="T2" style:family="text">
      <style:text-properties officeooo:rsid="001945be"/>
    </style:style>
    <style:style style:name="T3" style:family="text">
      <style:text-properties fo:font-weight="bold"/>
    </style:style>
    <style:style style:name="T4" style:family="text">
      <style:text-properties officeooo:rsid="001b7fc5"/>
    </style:style>
    <style:style style:name="T5" style:family="text">
      <style:text-properties officeooo:rsid="001c9078"/>
    </style:style>
    <style:style style:name="T6" style:family="text">
      <style:text-properties fo:color="#000000" style:font-name="Source Sans Pro" fo:font-size="10pt" style:font-size-asian="10pt"/>
    </style:style>
    <style:style style:name="T7" style:family="text">
      <style:text-properties fo:color="#000000" style:font-name="Source Sans Pro" fo:font-size="10pt" officeooo:rsid="001e13c6" style:font-size-asian="10pt"/>
    </style:style>
    <style:style style:name="T8" style:family="text">
      <style:text-properties fo:color="#000000" fo:font-size="10pt" style:font-size-asian="10pt"/>
    </style:style>
    <style:style style:name="T9" style:family="text">
      <style:text-properties officeooo:rsid="001fc0a2"/>
    </style:style>
    <style:style style:name="T10" style:family="text">
      <style:text-properties officeooo:rsid="00206c53"/>
    </style:style>
    <style:style style:name="T11" style:family="text">
      <style:text-properties officeooo:rsid="00220f27"/>
    </style:style>
    <style:style style:name="T12" style:family="text">
      <style:text-properties officeooo:rsid="002529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Heading"><text:span text:style-name="T1">Мет</text:span>од stream</text:p>
          </table:table-cell>
          <table:table-cell table:style-name="Таблица1.A1" office:value-type="string">
            <text:p text:style-name="Table_20_Heading">Опис</text:p>
          </table:table-cell>
          <table:table-cell table:style-name="Таблица1.A1" office:value-type="string">
            <text:p text:style-name="Table_20_Heading">При<text:span text:style-name="T2">клад</text:span></text:p>
          </table:table-cell>
        </table:table-row>
        <table:table-row>
          <table:table-cell table:style-name="Таблица1.A1" office:value-type="string">
            <text:p text:style-name="P5">filter</text:p>
          </table:table-cell>
          <table:table-cell table:style-name="Таблица1.A1" office:value-type="string">
            <text:p text:style-name="Table_20_Contents"><text:span text:style-name="T2">Повертає</text:span> <text:span text:style-name="T2">лише </text:span>записи, <text:span text:style-name="T2">що задовольняють умові (предікат)</text:span></text:p>
          </table:table-cell>
          <table:table-cell table:style-name="Таблица1.A1" office:value-type="string">
            <text:p text:style-name="Table_20_Contents">collection.stream().filter(«a1»::equals).count()</text:p>
          </table:table-cell>
        </table:table-row>
        <table:table-row>
          <table:table-cell table:style-name="Таблица1.A1" office:value-type="string">
            <text:p text:style-name="P5">skip</text:p>
          </table:table-cell>
          <table:table-cell table:style-name="Таблица1.A1" office:value-type="string">
            <text:p text:style-name="Table_20_Contents"><text:span text:style-name="T2">Пропускає</text:span> N пер<text:span text:style-name="T2">ших</text:span> <text:span text:style-name="T2">записів</text:span></text:p>
          </table:table-cell>
          <table:table-cell table:style-name="Таблица1.A1" office:value-type="string">
            <text:p text:style-name="Table_20_Contents">collection.stream().skip(collection.size() — 1).findFirst().orElse(«1»)</text:p>
          </table:table-cell>
        </table:table-row>
        <table:table-row>
          <table:table-cell table:style-name="Таблица1.A1" office:value-type="string">
            <text:p text:style-name="P5">distinct</text:p>
          </table:table-cell>
          <table:table-cell table:style-name="Таблица1.A1" office:value-type="string">
            <text:p text:style-name="Table_20_Contents"><text:span text:style-name="T2">Повертає</text:span> стр<text:span text:style-name="T2">і</text:span>м без дубликат<text:span text:style-name="T2">і</text:span>в (метод equals)</text:p>
          </table:table-cell>
          <table:table-cell table:style-name="Таблица1.A1" office:value-type="string">
            <text:p text:style-name="Table_20_Contents">collection.stream().distinct().collect(Collectors.toList())</text:p>
          </table:table-cell>
        </table:table-row>
        <table:table-row>
          <table:table-cell table:style-name="Таблица1.A1" office:value-type="string">
            <text:p text:style-name="P5">map</text:p>
          </table:table-cell>
          <table:table-cell table:style-name="Таблица1.A1" office:value-type="string">
            <text:p text:style-name="Table_20_Contents">П<text:span text:style-name="T2">еретворює</text:span> к<text:span text:style-name="T2">ожен запис (унарний функтор)</text:span></text:p>
          </table:table-cell>
          <table:table-cell table:style-name="Таблица1.A1" office:value-type="string">
            <text:p text:style-name="Table_20_Contents">collection.stream().map((s) -&gt; s + "_1").collect(Collectors.toList())</text:p>
          </table:table-cell>
        </table:table-row>
        <table:table-row>
          <table:table-cell table:style-name="Таблица1.A1" office:value-type="string">
            <text:p text:style-name="P5">peek</text:p>
          </table:table-cell>
          <table:table-cell table:style-name="Таблица1.A1" office:value-type="string">
            <text:p text:style-name="Table_20_Contents"><text:span text:style-name="T2">Повретає</text:span> то<text:span text:style-name="T2">й</text:span> <text:span text:style-name="T2">самий</text:span> стр<text:span text:style-name="T2">і</text:span>м, но <text:span text:style-name="T2">застосовує</text:span> функц<text:span text:style-name="T2">і</text:span>ю <text:span text:style-name="T2">до</text:span> <text:span text:style-name="T2">кожного запису</text:span></text:p>
          </table:table-cell>
          <table:table-cell table:style-name="Таблица1.A1" office:value-type="string">
            <text:p text:style-name="Table_20_Contents">collection.stream().map(String::toUpperCase).peek((e) -&gt; System.out.print("," + e)).<text:line-break/>collect(Collectors.toList())</text:p>
          </table:table-cell>
        </table:table-row>
        <table:table-row>
          <table:table-cell table:style-name="Таблица1.A1" office:value-type="string">
            <text:p text:style-name="P5">limit</text:p>
          </table:table-cell>
          <table:table-cell table:style-name="Таблица1.A1" office:value-type="string">
            <text:p text:style-name="P6">Обмежує вибірку N елементів</text:p>
          </table:table-cell>
          <table:table-cell table:style-name="Таблица1.A1" office:value-type="string">
            <text:p text:style-name="Table_20_Contents">collection.stream().limit(2).collect(Collectors.toList())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5"><text:span text:style-name="T2">s</text:span>orted</text:p>
          </table:table-cell>
          <table:table-cell table:style-name="Таблица2.A1" office:value-type="string">
            <text:p text:style-name="Table_20_Contents"><text:span text:style-name="T2">Сортує звичайним чином</text:span>, <text:span text:style-name="T2">або через</text:span> Comparator</text:p>
          </table:table-cell>
          <table:table-cell table:style-name="Таблица2.A1" office:value-type="string">
            <text:p text:style-name="Table_20_Contents">collection.stream().sorted().collect(Collectors.toList())</text:p>
          </table:table-cell>
        </table:table-row>
        <table:table-row>
          <table:table-cell table:style-name="Таблица2.A1" office:value-type="string">
            <text:p text:style-name="Table_20_Contents"><text:span text:style-name="T3">mapToInt</text:span>, <text:line-break/><text:span text:style-name="T3">mapToDouble</text:span>, <text:line-break/><text:span text:style-name="T3">mapToLong</text:span></text:p>
          </table:table-cell>
          <table:table-cell table:style-name="Таблица2.A1" office:value-type="string">
            <text:p text:style-name="Table_20_Contents">Аналог map, <text:span text:style-name="T2">але повертає прмітивний стрім</text:span></text:p>
          </table:table-cell>
          <table:table-cell table:style-name="Таблица2.A1" office:value-type="string">
            <text:p text:style-name="Table_20_Contents">collection.stream().mapToInt((s) -&gt; Integer.parseInt(s)).toArray()</text:p>
          </table:table-cell>
        </table:table-row>
        <table:table-row>
          <table:table-cell table:style-name="Таблица2.A1" office:value-type="string">
            <text:p text:style-name="Table_20_Contents"><text:span text:style-name="T3">flatMap</text:span>,<text:line-break/><text:span text:style-name="T3">flatMapToInt</text:span>,<text:line-break/><text:span text:style-name="T3">flatMapToDouble</text:span>,<text:line-break/><text:span text:style-name="T3">flatMapToLong</text:span></text:p>
          </table:table-cell>
          <table:table-cell table:style-name="Таблица2.A1" office:value-type="string">
            <text:p text:style-name="Table_20_Contents"><text:span text:style-name="T2">Аналог</text:span> map, <text:span text:style-name="T2">але може створювати</text:span> з одного <text:span text:style-name="T2">е</text:span>лемента <text:span text:style-name="T2">декілька</text:span></text:p>
          </table:table-cell>
          <table:table-cell table:style-name="Таблица2.A1" office:value-type="string">
            <text:p text:style-name="Table_20_Contents">collection.stream().flatMap((p) -&gt; Arrays.asList(p.split(",")).stream()).toArray(String[]::new)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">Метод stream</text:p>
          </table:table-cell>
          <table:table-cell table:style-name="Таблица3.A1" office:value-type="string">
            <text:p text:style-name="Table_20_Heading">Опис</text:p>
          </table:table-cell>
          <table:table-cell table:style-name="Таблица3.A1" office:value-type="string">
            <text:p text:style-name="Table_20_Heading">При<text:span text:style-name="T4">клад</text:span></text:p>
          </table:table-cell>
        </table:table-row>
        <table:table-row>
          <table:table-cell table:style-name="Таблица3.A1" office:value-type="string">
            <text:p text:style-name="P5">findFirst</text:p>
          </table:table-cell>
          <table:table-cell table:style-name="Таблица3.A1" office:value-type="string">
            <text:p text:style-name="Table_20_Contents"><text:span text:style-name="T4">Перший</text:span> <text:span text:style-name="T4">е</text:span>лемент стр<text:span text:style-name="T4">і</text:span>м<text:span text:style-name="T4">у</text:span> (Optional)</text:p>
          </table:table-cell>
          <table:table-cell table:style-name="Таблица3.A1" office:value-type="string">
            <text:p text:style-name="Table_20_Contents">collection.stream().findFirst().orElse(«1»)</text:p>
          </table:table-cell>
        </table:table-row>
        <table:table-row>
          <table:table-cell table:style-name="Таблица3.A1" office:value-type="string">
            <text:p text:style-name="P5">findAny</text:p>
          </table:table-cell>
          <table:table-cell table:style-name="Таблица3.A1" office:value-type="string">
            <text:p text:style-name="Table_20_Contents"><text:span text:style-name="T4">Будь-який елемент</text:span> стр<text:span text:style-name="T4">і</text:span>м<text:span text:style-name="T4">у</text:span> (Optional)</text:p>
          </table:table-cell>
          <table:table-cell table:style-name="Таблица3.A1" office:value-type="string">
            <text:p text:style-name="Table_20_Contents">collection.stream().findAny().orElse(«1»)</text:p>
          </table:table-cell>
        </table:table-row>
        <table:table-row>
          <table:table-cell table:style-name="Таблица3.A1" office:value-type="string">
            <text:p text:style-name="P5">collect</text:p>
          </table:table-cell>
          <table:table-cell table:style-name="Таблица3.A1" office:value-type="string">
            <text:p text:style-name="P7">Повертає колекцію замість стріму</text:p>
          </table:table-cell>
          <table:table-cell table:style-name="Таблица3.A1" office:value-type="string">
            <text:p text:style-name="Table_20_Contents">collection.stream().filter((s) -&gt; s.contains(«1»)).collect(Collectors.toList())</text:p>
          </table:table-cell>
        </table:table-row>
        <table:table-row>
          <table:table-cell table:style-name="Таблица3.A1" office:value-type="string">
            <text:p text:style-name="P5">count</text:p>
          </table:table-cell>
          <table:table-cell table:style-name="Таблица3.A1" office:value-type="string">
            <text:p text:style-name="Table_20_Contents"><text:span text:style-name="T4">Повретає кількість</text:span> <text:span text:style-name="T4">е</text:span>лемент<text:span text:style-name="T4">і</text:span>в стр<text:span text:style-name="T4">і</text:span>м<text:span text:style-name="T4">у</text:span></text:p>
          </table:table-cell>
          <table:table-cell table:style-name="Таблица3.A1" office:value-type="string">
            <text:p text:style-name="Table_20_Contents">collection.stream().filter(«a1»::equals).count()</text:p>
          </table:table-cell>
        </table:table-row>
        <table:table-row>
          <table:table-cell table:style-name="Таблица3.A1" office:value-type="string">
            <text:p text:style-name="P5">anyMatch</text:p>
          </table:table-cell>
          <table:table-cell table:style-name="Таблица3.A1" office:value-type="string">
            <text:p text:style-name="Table_20_Contents"><text:span text:style-name="T4">Повертає</text:span> true, <text:span text:style-name="T4">якщо хоча б один елемент задовольняє предікату</text:span></text:p>
          </table:table-cell>
          <table:table-cell table:style-name="Таблица3.A1" office:value-type="string">
            <text:p text:style-name="Table_20_Contents">collection.stream().anyMatch(«a1»::equals)</text:p>
          </table:table-cell>
        </table:table-row>
        <table:table-row>
          <table:table-cell table:style-name="Таблица3.A1" office:value-type="string">
            <text:p text:style-name="P5">noneMatch</text:p>
          </table:table-cell>
          <table:table-cell table:style-name="Таблица3.A1" office:value-type="string">
            <text:p text:style-name="P8"><text:span text:style-name="T4">Повертає</text:span> true, <text:span text:style-name="T4">якщо жоден елемент не задовольняє предікату</text:span></text:p>
          </table:table-cell>
          <table:table-cell table:style-name="Таблица3.A1" office:value-type="string">
            <text:p text:style-name="Table_20_Contents">collection.stream().noneMatch(«a8»::equals)</text:p>
          </table:table-cell>
        </table:table-row>
        <table:table-row>
          <table:table-cell table:style-name="Таблица3.A1" office:value-type="string">
            <text:p text:style-name="P5">allMatch</text:p>
          </table:table-cell>
          <table:table-cell table:style-name="Таблица3.A1" office:value-type="string">
            <text:p text:style-name="P8"><text:span text:style-name="T4">Повертає</text:span> true, <text:span text:style-name="T4">якщо всі елементи задовольняють предікату</text:span></text:p>
          </table:table-cell>
          <table:table-cell table:style-name="Таблица3.A1" office:value-type="string">
            <text:p text:style-name="Table_20_Contents">collection.stream().allMatch((s) -&gt; s.contains(«1»))</text:p>
          </table:table-cell>
        </table:table-row>
        <table:table-row>
          <table:table-cell table:style-name="Таблица3.A1" office:value-type="string">
            <text:p text:style-name="P5">min</text:p>
          </table:table-cell>
          <table:table-cell table:style-name="Таблица3.A1" office:value-type="string">
            <text:p text:style-name="P7">Повертає мінімальний згідно <text:soft-page-break/>компаратора елемент</text:p>
          </table:table-cell>
          <table:table-cell table:style-name="Таблица3.A1" office:value-type="string">
            <text:p text:style-name="Table_20_Contents">collection.stream().min(String::co<text:soft-page-break/>mpareTo).get()</text:p>
          </table:table-cell>
        </table:table-row>
        <table:table-row>
          <table:table-cell table:style-name="Таблица3.A1" office:value-type="string">
            <text:p text:style-name="P5">max</text:p>
          </table:table-cell>
          <table:table-cell table:style-name="Таблица3.A1" office:value-type="string">
            <text:p text:style-name="P7">Повертає максимальний згідно компаратора елемент</text:p>
          </table:table-cell>
          <table:table-cell table:style-name="Таблица3.A1" office:value-type="string">
            <text:p text:style-name="Table_20_Contents">collection.stream().max(String::compareTo).get()</text:p>
          </table:table-cell>
        </table:table-row>
        <table:table-row>
          <table:table-cell table:style-name="Таблица3.A1" office:value-type="string">
            <text:p text:style-name="P5">forEach</text:p>
          </table:table-cell>
          <table:table-cell table:style-name="Таблица3.A1" office:value-type="string">
            <text:p text:style-name="P7">Застосовує функцію до кожного елементу, порядок застосувань не гарантується</text:p>
          </table:table-cell>
          <table:table-cell table:style-name="Таблица3.A1" office:value-type="string">
            <text:p text:style-name="Table_20_Contents">set.stream().forEach((p) -&gt; p.append("_1"));</text:p>
          </table:table-cell>
        </table:table-row>
        <table:table-row>
          <table:table-cell table:style-name="Таблица3.A1" office:value-type="string">
            <text:p text:style-name="P5">forEachOrdered</text:p>
          </table:table-cell>
          <table:table-cell table:style-name="Таблица3.A1" office:value-type="string">
            <text:p text:style-name="P7">Застосовує функцію до кожного елементу, порядок застосувань гарантується</text:p>
          </table:table-cell>
          <table:table-cell table:style-name="Таблица3.A1" office:value-type="string">
            <text:p text:style-name="Table_20_Contents">list.stream().forEachOrdered((p) -&gt; p.append("_new"));</text:p>
          </table:table-cell>
        </table:table-row>
        <table:table-row>
          <table:table-cell table:style-name="Таблица3.A1" office:value-type="string">
            <text:p text:style-name="P5">toArray</text:p>
          </table:table-cell>
          <table:table-cell table:style-name="Таблица3.A1" office:value-type="string">
            <text:p text:style-name="P7">Повертає масив зі стріма</text:p>
          </table:table-cell>
          <table:table-cell table:style-name="Таблица3.A1" office:value-type="string">
            <text:p text:style-name="Table_20_Contents">collection.stream().map(String::toUpperCase).toArray(String[]::new);</text:p>
          </table:table-cell>
        </table:table-row>
        <table:table-row>
          <table:table-cell table:style-name="Таблица3.A1" office:value-type="string">
            <text:p text:style-name="P5">reduce</text:p>
          </table:table-cell>
          <table:table-cell table:style-name="Таблица3.A1" office:value-type="string">
            <text:p text:style-name="P7">Викнує агрегатну операцію та повертає результат</text:p>
          </table:table-cell>
          <table:table-cell table:style-name="Таблица3.A1" office:value-type="string">
            <text:p text:style-name="Table_20_Contents">collection.stream().reduce((s1, s2) -&gt; s1 + s2).orElse(0)</text:p>
          </table:table-cell>
        </table:table-row>
      </table:table>
      <text:p text:style-name="Text_20_body"><text:line-break/>Обратите внимание методы findFirst, findAny, anyMatch это short-circuiting методы, то есть обход стримов организуется таким образом чтобы найти подходящий элемент максимально быстро, а не обходить весь изначальный стрим.</text:p>
      <text:p text:style-name="Text_20_body"/>
      <text:p text:style-name="P13"><text:s/>ForEach та Peek роблять щось з кожним елементом, але ForEach терминальна, а Peek проміжна.</text:p>
      <text:p text:style-name="P13"><text:s text:c="8"/>Collection&lt;StringBuilder&gt; list = Arrays.asList(new StringBuilder("a1"), new StringBuilder("a2"), new StringBuilder("a3"));</text:p>
      <text:p text:style-name="P13"/>
      <text:p text:style-name="P13">Додати до кожного рядку "_new" </text:p>
      <text:p text:style-name="P13">ForEach :</text:p>
      <text:p text:style-name="P13"><text:s text:c="8"/>list.stream().forEachOrdered((p) -&gt; p.append("_new")); // list - має [a1_new, a2_new, a3_new]</text:p>
      <text:p text:style-name="P13"><text:s/>peek :</text:p>
      <text:p text:style-name="P13"><text:s text:c="2"/>List&lt;StringBuilder&gt; newList = list.stream().peek((p) -&gt; p.append("_new")).collect(Collectors.toList()); // <text:s/>list та newList мають [a1_new, a2_new, a3_new]</text:p>
      <text:p text:style-name="Text_20_body"/>
      <text:p text:style-name="Text_20_body"/>
      <text:p text:style-name="P12">2.3 Краткое описание дополнительных методов у числовых стримов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Table_20_Heading">Метод stream</text:p>
          </table:table-cell>
          <table:table-cell table:style-name="Таблица4.A1" office:value-type="string">
            <text:p text:style-name="Table_20_Heading">Опис</text:p>
          </table:table-cell>
          <table:table-cell table:style-name="Таблица4.A1" office:value-type="string">
            <text:p text:style-name="Table_20_Heading">При<text:span text:style-name="T5">клад</text:span></text:p>
          </table:table-cell>
        </table:table-row>
        <table:table-row>
          <table:table-cell table:style-name="Таблица4.A1" office:value-type="string">
            <text:p text:style-name="P5">sum</text:p>
          </table:table-cell>
          <table:table-cell table:style-name="Таблица4.A1" office:value-type="string">
            <text:p text:style-name="Table_20_Contents"><text:s/><text:span text:style-name="T5">С</text:span>ум<text:span text:style-name="T5">а</text:span> вс<text:span text:style-name="T5">і</text:span>х чисел</text:p>
          </table:table-cell>
          <table:table-cell table:style-name="Таблица4.A1" office:value-type="string">
            <text:p text:style-name="Table_20_Contents">collection.stream().mapToInt((s) -&gt; Integer.parseInt(s)).sum()</text:p>
          </table:table-cell>
        </table:table-row>
        <table:table-row>
          <table:table-cell table:style-name="Таблица4.A1" office:value-type="string">
            <text:p text:style-name="P5">average</text:p>
          </table:table-cell>
          <table:table-cell table:style-name="Таблица4.A1" office:value-type="string">
            <text:p text:style-name="Table_20_Contents"><text:span text:style-name="T5">Се</text:span>редн<text:span text:style-name="T5">є</text:span> арифметич<text:span text:style-name="T5">не</text:span> вс<text:span text:style-name="T5">і</text:span>х чисел</text:p>
          </table:table-cell>
          <table:table-cell table:style-name="Таблица4.A1" office:value-type="string">
            <text:p text:style-name="Table_20_Contents">collection.stream().mapToInt((s) -&gt; Integer.parseInt(s)).average()</text:p>
          </table:table-cell>
        </table:table-row>
        <text:soft-page-break/>
        <table:table-row>
          <table:table-cell table:style-name="Таблица4.A1" office:value-type="string">
            <text:p text:style-name="P5">mapToObj</text:p>
          </table:table-cell>
          <table:table-cell table:style-name="Таблица4.A1" office:value-type="string">
            <text:p text:style-name="Table_20_Contents">П<text:span text:style-name="T5">еретворює</text:span> числов<text:span text:style-name="T5">и</text:span>й стр<text:span text:style-name="T5">і</text:span>м <text:span text:style-name="T5">до</text:span> об<text:span text:style-name="T5">єк</text:span>тн<text:span text:style-name="T5">ого</text:span></text:p>
          </table:table-cell>
          <table:table-cell table:style-name="Таблица4.A1" office:value-type="string">
            <text:p text:style-name="Table_20_Contents">intStream.mapToObj((id) -&gt; new Key(id)).toArray()</text:p>
          </table:table-cell>
        </table:table-row>
      </table:table>
      <text:p text:style-name="Text_20_body"/>
      <text:p text:style-name="P12">2.4 Несколько других полезных методов стримов</text:p>
      <text:p text:style-name="P2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Heading">Метод stream</text:p>
          </table:table-cell>
          <table:table-cell table:style-name="Таблица5.A1" office:value-type="string">
            <text:p text:style-name="Table_20_Heading">Описание</text:p>
          </table:table-cell>
        </table:table-row>
        <table:table-row>
          <table:table-cell table:style-name="Таблица5.A1" office:value-type="string">
            <text:p text:style-name="P5">isParallel</text:p>
          </table:table-cell>
          <table:table-cell table:style-name="Таблица5.A1" office:value-type="string">
            <text:p text:style-name="Table_20_Contents">Узнать является ли стрим параллельным </text:p>
          </table:table-cell>
        </table:table-row>
        <table:table-row>
          <table:table-cell table:style-name="Таблица5.A1" office:value-type="string">
            <text:p text:style-name="P5">parallel</text:p>
          </table:table-cell>
          <table:table-cell table:style-name="Таблица5.A1" office:value-type="string">
            <text:p text:style-name="Table_20_Contents">Вернуть параллельный стрим, если стрим уже параллельный, то может вернуть самого себя</text:p>
          </table:table-cell>
        </table:table-row>
        <table:table-row>
          <table:table-cell table:style-name="Таблица5.A1" office:value-type="string">
            <text:p text:style-name="P5">sequential</text:p>
          </table:table-cell>
          <table:table-cell table:style-name="Таблица5.A1" office:value-type="string">
            <text:p text:style-name="Table_20_Contents">Вернуть последовательный стрим, если стрим уже последовательный, то может вернуть самого себя</text:p>
          </table:table-cell>
        </table:table-row>
      </table:table>
      <text:p text:style-name="Text_20_body"><text:line-break/>С помощью, методов parallel и sequential можно определять какие операции могут быть параллельными, а какие только последовательными. Так же из любого последовательного стрима можно сделать параллельный и наоборот, то есть: </text:p>
      <text:p text:style-name="Preformatted_20_Text"><text:span text:style-name="Source_20_Text">collection.stream().</text:span></text:p>
      <text:p text:style-name="Preformatted_20_Text"><text:span text:style-name="Source_20_Text">peek(...). // операция последовательна</text:span></text:p>
      <text:p text:style-name="Preformatted_20_Text"><text:span text:style-name="Source_20_Text">parallel().</text:span></text:p>
      <text:p text:style-name="Preformatted_20_Text"><text:span text:style-name="Source_20_Text">map(...). // операция может выполняться параллельно,</text:span></text:p>
      <text:p text:style-name="Preformatted_20_Text"><text:span text:style-name="Source_20_Text">sequential().</text:span></text:p>
      <text:p text:style-name="P1"><text:span text:style-name="Source_20_Text">reduce(...) // операция снова последовательна </text:span></text:p>
      <text:p text:style-name="P12">Примеры использования Map функций (map, mapToInt, FlatMap, FlatMapToInt)</text:p>
      <text:p text:style-name="Text_20_body"><text:line-break/><text:span text:style-name="T3">Условие</text:span>: даны две коллекции collection1 = Arrays.asList(«a1», «a2», «a3», «a1») и collection2 = Arrays.asList(«1,2,0», «4,5»), давайте посмотрим как её можно обрабатывать используя различные map функции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Table_20_Heading">Задача</text:p>
          </table:table-cell>
          <table:table-cell table:style-name="Таблица6.A1" office:value-type="string">
            <text:p text:style-name="Table_20_Heading">Код примера</text:p>
          </table:table-cell>
          <table:table-cell table:style-name="Таблица6.A1" office:value-type="string">
            <text:p text:style-name="Table_20_Heading">Результат</text:p>
          </table:table-cell>
        </table:table-row>
        <table:table-row>
          <table:table-cell table:style-name="Таблица6.A1" office:value-type="string">
            <text:p text:style-name="Table_20_Contents">Добавить "_1" к каждому элементу первой коллекции</text:p>
          </table:table-cell>
          <table:table-cell table:style-name="Таблица6.A1" office:value-type="string">
            <text:p text:style-name="Table_20_Contents">collection1.stream().map((s) -&gt; s + "_1").collect(Collectors.toList())</text:p>
          </table:table-cell>
          <table:table-cell table:style-name="Таблица6.A1" office:value-type="string">
            <text:p text:style-name="Table_20_Contents">[a1_1, a2_1, a3_1, a1_1]</text:p>
          </table:table-cell>
        </table:table-row>
        <table:table-row>
          <table:table-cell table:style-name="Таблица6.A1" office:value-type="string">
            <text:p text:style-name="Table_20_Contents">В первой коллекции убрать первый символ и вернуть массив чисел (int[]) </text:p>
          </table:table-cell>
          <table:table-cell table:style-name="Таблица6.A1" office:value-type="string">
            <text:p text:style-name="Table_20_Contents">collection1.stream().mapToInt((s) -&gt; Integer.parseInt(s.substring(1))).toArray()</text:p>
          </table:table-cell>
          <table:table-cell table:style-name="Таблица6.A1" office:value-type="string">
            <text:p text:style-name="Table_20_Contents">[1, 2, 3, 1]</text:p>
          </table:table-cell>
        </table:table-row>
        <table:table-row>
          <table:table-cell table:style-name="Таблица6.A1" office:value-type="string">
            <text:p text:style-name="Table_20_Contents">Из второй коллекции получить все числа, перечисленные через запятую из всех элементов</text:p>
          </table:table-cell>
          <table:table-cell table:style-name="Таблица6.A1" office:value-type="string">
            <text:p text:style-name="Table_20_Contents">collection2.stream().flatMap((p) -&gt; Arrays.asList(p.split(",")).stream()).toArray(String[]::new)</text:p>
          </table:table-cell>
          <table:table-cell table:style-name="Таблица6.A1" office:value-type="string">
            <text:p text:style-name="Table_20_Contents">[1, 2, 0, 4, 5]</text:p>
          </table:table-cell>
        </table:table-row>
        <table:table-row>
          <table:table-cell table:style-name="Таблица6.A1" office:value-type="string">
            <text:p text:style-name="Table_20_Contents">Из второй коллекции получить сумму всех чисел, перечисленных <text:soft-page-break/>через запятую</text:p>
          </table:table-cell>
          <table:table-cell table:style-name="Таблица6.A1" office:value-type="string">
            <text:p text:style-name="Table_20_Contents">collection2.stream().flatMapToInt((p) -&gt; Arrays.asList(p.split(",")).stream().mapToInt(Integer::parseInt)).sum()</text:p>
          </table:table-cell>
          <table:table-cell table:style-name="Таблица6.A1" office:value-type="string">
            <text:p text:style-name="Table_20_Contents">12</text:p>
          </table:table-cell>
        </table:table-row>
      </table:table>
      <text:p text:style-name="Text_20_body"><text:line-break/>Обратите внимание: все map функции могут вернуть объект другого типа (класса), то есть map может работать со стримом строк, а на выходе дать Stream из значений Integer или получать класс людей People, а возвращать класс Office, где эти люди работают и т.п., flatMap (flatMapToInt и т.п.) на выходе должны возвращать стрим с одним, несколькими или ни одним элементов для каждого элемента входящего стрима (см. последние два примера). </text:p>
      <text:p text:style-name="P3">Детальные примеры</text:p>
      <text:p text:style-name="Text_20_body">Так же этот пример можно найти на <text:a xlink:type="simple" xlink:href="https://github.com/Vedenin/java_in_examples/blob/master/stream_api/src/com/github/vedenin/rus/stream_api/MapTests.java" text:style-name="Internet_20_link" text:visited-style-name="Visited_20_Internet_20_Link">github'e</text:a></text:p>
      <text:p text:style-name="Preformatted_20_Text"><text:span text:style-name="Source_20_Text"><text:s text:c="4"/>// Метод Map изменяет выборку по определенному правилу, возвращает stream с новой выборкой</text:span></text:p>
      <text:p text:style-name="Preformatted_20_Text"><text:span text:style-name="Source_20_Text"><text:s text:c="4"/>private static void testMap() {</text:span></text:p>
      <text:p text:style-name="Preformatted_20_Text"><text:span text:style-name="Source_20_Text"><text:s text:c="8"/>System.out.println();</text:span></text:p>
      <text:p text:style-name="Preformatted_20_Text"><text:span text:style-name="Source_20_Text"><text:s text:c="8"/>System.out.println("Test map start");</text:span></text:p>
      <text:p text:style-name="Preformatted_20_Text"><text:span text:style-name="Source_20_Text"><text:s text:c="8"/>Collection&lt;String&gt; collection = Arrays.asList("a1", "a2", "a3", "a1");</text:span></text:p>
      <text:p text:style-name="Preformatted_20_Text"><text:span text:style-name="Source_20_Text"><text:s text:c="8"/>// Изменение всех элементов коллекции</text:span></text:p>
      <text:p text:style-name="Preformatted_20_Text"><text:span text:style-name="Source_20_Text"><text:s text:c="8"/>List&lt;String&gt; transform = collection.stream().map((s) -&gt; s + "_1").collect(Collectors.toList());</text:span></text:p>
      <text:p text:style-name="Preformatted_20_Text"><text:span text:style-name="Source_20_Text"><text:s text:c="8"/>System.out.println("transform = " + transform); // напечатает transform = [a1_1, a2_1, a3_1, a1_1]</text:span></text:p>
      <text:p text:style-name="Preformatted_20_Text"/>
      <text:p text:style-name="Preformatted_20_Text"><text:span text:style-name="Source_20_Text"><text:s text:c="8"/>// убрать первый символ и вернуть числа</text:span></text:p>
      <text:p text:style-name="Preformatted_20_Text"><text:span text:style-name="Source_20_Text"><text:s text:c="8"/>List&lt;Integer&gt; number = collection.stream().map((s) -&gt; Integer.parseInt(s.substring(1))).collect(Collectors.toList());</text:span></text:p>
      <text:p text:style-name="Preformatted_20_Text"><text:span text:style-name="Source_20_Text"><text:s text:c="8"/>System.out.println("number = " + number); // напечатает transform = [1, 2, 3, 1]</text:span></text:p>
      <text:p text:style-name="Preformatted_20_Text"/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Метод MapToInt - изменяет выборку по определенному правилу, возвращает stream с новой числовой выборкой</text:span></text:p>
      <text:p text:style-name="Preformatted_20_Text"><text:span text:style-name="Source_20_Text"><text:s text:c="4"/>private static void testMapToInt() {</text:span></text:p>
      <text:p text:style-name="Preformatted_20_Text"><text:span text:style-name="Source_20_Text"><text:s text:c="8"/>System.out.println();</text:span></text:p>
      <text:p text:style-name="Preformatted_20_Text"><text:span text:style-name="Source_20_Text"><text:s text:c="8"/>System.out.println("Test mapToInt start");</text:span></text:p>
      <text:p text:style-name="Preformatted_20_Text"><text:span text:style-name="Source_20_Text"><text:s text:c="8"/>Collection&lt;String&gt; collection = Arrays.asList("a1", "a2", "a3", "a1");</text:span></text:p>
      <text:p text:style-name="Preformatted_20_Text"><text:span text:style-name="Source_20_Text"><text:s text:c="8"/>// убрать первый символ и вернуть числа</text:span></text:p>
      <text:p text:style-name="Preformatted_20_Text"><text:span text:style-name="Source_20_Text"><text:s text:c="8"/>int[] number = collection.stream().mapToInt((s) -&gt; Integer.parseInt(s.substring(1))).toArray();</text:span></text:p>
      <text:p text:style-name="Preformatted_20_Text"><text:span text:style-name="Source_20_Text"><text:s text:c="8"/>System.out.println("number = " + Arrays.toString(number)); // напечатает number = [1, 2, 3, 1]</text:span></text:p>
      <text:p text:style-name="Preformatted_20_Text"/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Метод FlatMap - похоже на Map - только вместо одного значения, он возвращает целый stream значений</text:span></text:p>
      <text:p text:style-name="Preformatted_20_Text"><text:span text:style-name="Source_20_Text"><text:s text:c="4"/>private static void testFlatMap() {</text:span></text:p>
      <text:p text:style-name="Preformatted_20_Text"><text:span text:style-name="Source_20_Text"><text:s text:c="8"/>System.out.println();</text:span></text:p>
      <text:p text:style-name="Preformatted_20_Text"><text:span text:style-name="Source_20_Text"><text:s text:c="8"/>System.out.println("Test flat map start");</text:span></text:p>
      <text:p text:style-name="Preformatted_20_Text"><text:soft-page-break/><text:span text:style-name="Source_20_Text"><text:s text:c="8"/>Collection&lt;String&gt; collection = Arrays.asList("1,2,0", "4,5");</text:span></text:p>
      <text:p text:style-name="Preformatted_20_Text"><text:span text:style-name="Source_20_Text"><text:s text:c="8"/>// получить все числовые значения, которые хранятся через запятую в collection</text:span></text:p>
      <text:p text:style-name="Preformatted_20_Text"><text:span text:style-name="Source_20_Text"><text:s text:c="8"/>String[] number = collection.stream().flatMap((p) -&gt; Arrays.asList(p.split(",")).stream()).toArray(String[]::new);</text:span></text:p>
      <text:p text:style-name="Preformatted_20_Text"><text:span text:style-name="Source_20_Text"><text:s text:c="8"/>System.out.println("number = " + Arrays.toString(number)); // напечатает number = [1, 2, 0, 4, 5]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Метод FlatMapToInt - похоже на MapToInt - только вместо одного значения, он возвращает целый stream значений</text:span></text:p>
      <text:p text:style-name="Preformatted_20_Text"><text:span text:style-name="Source_20_Text"><text:s text:c="4"/>private static void testFlatMapToInt() {</text:span></text:p>
      <text:p text:style-name="Preformatted_20_Text"><text:span text:style-name="Source_20_Text"><text:s text:c="8"/>System.out.println();</text:span></text:p>
      <text:p text:style-name="Preformatted_20_Text"><text:span text:style-name="Source_20_Text"><text:s text:c="8"/>System.out.println("Test flat map start");</text:span></text:p>
      <text:p text:style-name="Preformatted_20_Text"><text:span text:style-name="Source_20_Text"><text:s text:c="8"/>Collection&lt;String&gt; collection = Arrays.asList("1,2,0", "4,5");</text:span></text:p>
      <text:p text:style-name="Preformatted_20_Text"><text:span text:style-name="Source_20_Text"><text:s text:c="8"/>// получить сумму всех числовые значения, которые хранятся через запятую в collection</text:span></text:p>
      <text:p text:style-name="Preformatted_20_Text"><text:span text:style-name="Source_20_Text"><text:s text:c="8"/>int sum = collection.stream().flatMapToInt((p) -&gt; Arrays.asList(p.split(",")).stream().mapToInt(Integer::parseInt)).sum();</text:span></text:p>
      <text:p text:style-name="Preformatted_20_Text"><text:span text:style-name="Source_20_Text"><text:s text:c="8"/>System.out.println("sum = " + sum); // напечатает sum = 12</text:span></text:p>
      <text:p text:style-name="P1"><text:span text:style-name="Source_20_Text"><text:s text:c="4"/>}</text:span></text:p>
      <text:p text:style-name="P2"/>
      <text:p text:style-name="Text_20_body"/>
      <text:p text:style-name="P12">3.5 Примеры использования Sorted функции</text:p>
      <text:p text:style-name="Text_20_body"><text:line-break/><text:span text:style-name="T3">Условие</text:span>: даны две коллекции коллекция строк Arrays.asList(«a1», «a4», «a3», «a2», «a1», «a4») и коллекция людей класса People (с полями name — имя, age — возраст, sex — пол), вида Arrays.asList( new People(«Вася», 16, Sex.MAN), new People(«Петя», 23, Sex.MAN), new People(«Елена», 42, Sex.WOMEN), new People(«Иван Иванович», 69, Sex.MAN)). Давайте посмотрим примеры как их можно сортировать: 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Table_20_Heading">Задача</text:p>
          </table:table-cell>
          <table:table-cell table:style-name="Таблица7.A1" office:value-type="string">
            <text:p text:style-name="Table_20_Heading">Код примера</text:p>
          </table:table-cell>
          <table:table-cell table:style-name="Таблица7.A1" office:value-type="string">
            <text:p text:style-name="Table_20_Heading">Результат</text:p>
          </table:table-cell>
        </table:table-row>
        <table:table-row>
          <table:table-cell table:style-name="Таблица7.A1" office:value-type="string">
            <text:p text:style-name="Table_20_Contents">Отсортировать коллекцию строк по алфавиту</text:p>
          </table:table-cell>
          <table:table-cell table:style-name="Таблица7.A1" office:value-type="string">
            <text:p text:style-name="Table_20_Contents">collection.stream().sorted().collect(Collectors.toList())</text:p>
          </table:table-cell>
          <table:table-cell table:style-name="Таблица7.A1" office:value-type="string">
            <text:p text:style-name="Table_20_Contents">[a1, a1, a2, a3, a4, a4]</text:p>
          </table:table-cell>
        </table:table-row>
        <table:table-row>
          <table:table-cell table:style-name="Таблица7.A1" office:value-type="string">
            <text:p text:style-name="Table_20_Contents">Отсортировать коллекцию строк по алфавиту в обратном порядке</text:p>
          </table:table-cell>
          <table:table-cell table:style-name="Таблица7.A1" office:value-type="string">
            <text:p text:style-name="Table_20_Contents">collection.stream().sorted((o1, o2) -&gt; -o1.compareTo(o2)).collect(Collectors.toList())</text:p>
          </table:table-cell>
          <table:table-cell table:style-name="Таблица7.A1" office:value-type="string">
            <text:p text:style-name="Table_20_Contents">[a4, a4, a3, a2, a1, a1]</text:p>
          </table:table-cell>
        </table:table-row>
        <table:table-row>
          <table:table-cell table:style-name="Таблица7.A1" office:value-type="string">
            <text:p text:style-name="Table_20_Contents">Отсортировать коллекцию строк по алфавиту и убрать дубликаты</text:p>
          </table:table-cell>
          <table:table-cell table:style-name="Таблица7.A1" office:value-type="string">
            <text:p text:style-name="Table_20_Contents">collection.stream().sorted().distinct().collect(Collectors.toList())</text:p>
          </table:table-cell>
          <table:table-cell table:style-name="Таблица7.A1" office:value-type="string">
            <text:p text:style-name="Table_20_Contents">[a1, a2, a3, a4]</text:p>
          </table:table-cell>
        </table:table-row>
        <table:table-row>
          <table:table-cell table:style-name="Таблица7.A1" office:value-type="string">
            <text:p text:style-name="Table_20_Contents">Отсортировать коллекцию строк по алфавиту в обратном порядке и убрать дубликаты</text:p>
          </table:table-cell>
          <table:table-cell table:style-name="Таблица7.A1" office:value-type="string">
            <text:p text:style-name="Table_20_Contents">collection.stream().sorted((o1, o2) -&gt; -o1.compareTo(o2)).distinct().collect(Collectors.toList())</text:p>
          </table:table-cell>
          <table:table-cell table:style-name="Таблица7.A1" office:value-type="string">
            <text:p text:style-name="Table_20_Contents">[a4, a3, a2, a1]</text:p>
          </table:table-cell>
        </table:table-row>
        <table:table-row>
          <table:table-cell table:style-name="Таблица7.A1" office:value-type="string">
            <text:p text:style-name="Table_20_Contents">Отсортировать коллекцию <text:soft-page-break/>людей по имени в обратном алфавитном порядке</text:p>
          </table:table-cell>
          <table:table-cell table:style-name="Таблица7.A1" office:value-type="string">
            <text:p text:style-name="Table_20_Contents">peoples.stream().sorted((o1,o2) -&gt; <text:soft-page-break/>-o1.getName().compareTo(o2.getName())).collect(Collectors.toList())</text:p>
          </table:table-cell>
          <table:table-cell table:style-name="Таблица7.A1" office:value-type="string">
            <text:p text:style-name="Table_20_Contents">[{'Петя'}, <text:soft-page-break/>{'Иван Иванович'}, {'Елена'}, {'Вася'}]</text:p>
          </table:table-cell>
        </table:table-row>
        <table:table-row>
          <table:table-cell table:style-name="Таблица7.A1" office:value-type="string">
            <text:p text:style-name="Table_20_Contents">Отсортировать коллекцию людей сначала по полу, а потом по возрасту</text:p>
          </table:table-cell>
          <table:table-cell table:style-name="Таблица7.A1" office:value-type="string">
            <text:p text:style-name="Table_20_Contents">peoples.stream().sorted((o1, o2) -&gt; o1.getSex() != o2.getSex()? o1.getSex().<text:line-break/>compareTo(o2.getSex()): o1.getAge().compareTo(o2.getAge())).collect(Collectors.toList())</text:p>
          </table:table-cell>
          <table:table-cell table:style-name="Таблица7.A1" office:value-type="string">
            <text:p text:style-name="Table_20_Contents">[{'Вася'}, {'Петя'}, {'Иван Иванович'}, {'Елена'}]</text:p>
          </table:table-cell>
        </table:table-row>
      </table:table>
      <text:p text:style-name="Text_20_body"/>
      <text:p text:style-name="P3">Детальные примеры</text:p>
      <text:p text:style-name="Text_20_body">Так же этот пример можно найти на <text:a xlink:type="simple" xlink:href="https://github.com/Vedenin/java_in_examples/blob/master/stream_api/src/com/github/vedenin/rus/stream_api/SortedTests.java" text:style-name="Internet_20_link" text:visited-style-name="Visited_20_Internet_20_Link">github'e</text:a></text:p>
      <text:p text:style-name="Preformatted_20_Text"><text:span text:style-name="Source_20_Text"><text:s text:c="4"/>// Метод Sorted позволяет сортировать значения либо в натуральном порядке, либо задавая Comparator</text:span></text:p>
      <text:p text:style-name="Preformatted_20_Text"><text:span text:style-name="Source_20_Text"><text:s text:c="4"/>private static void testSorted() {</text:span></text:p>
      <text:p text:style-name="Preformatted_20_Text"><text:span text:style-name="Source_20_Text"><text:s text:c="8"/>System.out.println();</text:span></text:p>
      <text:p text:style-name="Preformatted_20_Text"><text:span text:style-name="Source_20_Text"><text:s text:c="8"/>System.out.println("Test sorted start");</text:span></text:p>
      <text:p text:style-name="Preformatted_20_Text"/>
      <text:p text:style-name="Preformatted_20_Text"><text:span text:style-name="Source_20_Text"><text:s text:c="8"/>// ************ Работа со строками</text:span></text:p>
      <text:p text:style-name="Preformatted_20_Text"><text:span text:style-name="Source_20_Text"><text:s text:c="8"/>Collection&lt;String&gt; collection = Arrays.asList("a1", "a4", "a3", "a2", "a1", "a4");</text:span></text:p>
      <text:p text:style-name="Preformatted_20_Text"/>
      <text:p text:style-name="Preformatted_20_Text"><text:span text:style-name="Source_20_Text"><text:s text:c="8"/>// отсортировать значения по алфавиту</text:span></text:p>
      <text:p text:style-name="Preformatted_20_Text"><text:span text:style-name="Source_20_Text"><text:s text:c="8"/>List&lt;String&gt; sorted = collection.stream().sorted().collect(Collectors.toList());</text:span></text:p>
      <text:p text:style-name="Preformatted_20_Text"><text:span text:style-name="Source_20_Text"><text:s text:c="8"/>System.out.println("sorted = " + sorted); // напечатает sorted = [a1, a1, a2, a3, a4, a4]</text:span></text:p>
      <text:p text:style-name="Preformatted_20_Text"/>
      <text:p text:style-name="Preformatted_20_Text"><text:span text:style-name="Source_20_Text"><text:s text:c="8"/>// отсортировать значения по алфавиту и убрать дубликаты</text:span></text:p>
      <text:p text:style-name="Preformatted_20_Text"><text:span text:style-name="Source_20_Text"><text:s text:c="8"/>List&lt;String&gt; sortedDistinct = collection.stream().sorted().distinct().collect(Collectors.toList());</text:span></text:p>
      <text:p text:style-name="Preformatted_20_Text"><text:span text:style-name="Source_20_Text"><text:s text:c="8"/>System.out.println("sortedDistinct = " + sortedDistinct); // напечатает sortedDistinct = [a1, a2, a3, a4]</text:span></text:p>
      <text:p text:style-name="Preformatted_20_Text"/>
      <text:p text:style-name="Preformatted_20_Text"><text:span text:style-name="Source_20_Text"><text:s text:c="8"/>// отсортировать значения по алфавиту в обратном порядке</text:span></text:p>
      <text:p text:style-name="Preformatted_20_Text"><text:span text:style-name="Source_20_Text"><text:s text:c="8"/>List&lt;String&gt; sortedReverse = collection.stream().sorted((o1, o2) -&gt; -o1.compareTo(o2)).collect(Collectors.toList());</text:span></text:p>
      <text:p text:style-name="Preformatted_20_Text"><text:span text:style-name="Source_20_Text"><text:s text:c="8"/>System.out.println("sortedReverse = " + sortedReverse); // напечатает sortedReverse = [a4, a4, a3, a2, a1, a1]</text:span></text:p>
      <text:p text:style-name="Preformatted_20_Text"/>
      <text:p text:style-name="Preformatted_20_Text"><text:span text:style-name="Source_20_Text"><text:s text:c="8"/>// отсортировать значения по алфавиту в обратном порядке <text:s/>и убрать дубликаты</text:span></text:p>
      <text:p text:style-name="Preformatted_20_Text"><text:span text:style-name="Source_20_Text"><text:s text:c="8"/>List&lt;String&gt; distinctReverse = collection.stream().sorted((o1, o2) -&gt; -o1.compareTo(o2)).distinct().collect(Collectors.toList());</text:span></text:p>
      <text:p text:style-name="Preformatted_20_Text"><text:span text:style-name="Source_20_Text"><text:s text:c="8"/>System.out.println("distinctReverse = " + distinctReverse); // напечатает sortedReverse = [a4, a3, a2, a1]</text:span></text:p>
      <text:p text:style-name="Preformatted_20_Text"/>
      <text:p text:style-name="Preformatted_20_Text"><text:span text:style-name="Source_20_Text"><text:s text:c="8"/>// ************ Работа с объектами</text:span></text:p>
      <text:p text:style-name="Preformatted_20_Text"><text:soft-page-break/><text:span text:style-name="Source_20_Text"><text:s text:c="8"/>// Зададим коллекцию людей</text:span></text:p>
      <text:p text:style-name="Preformatted_20_Text"><text:span text:style-name="Source_20_Text"><text:s text:c="8"/>Collection&lt;People&gt; peoples = Arrays.asList(</text:span></text:p>
      <text:p text:style-name="Preformatted_20_Text"><text:span text:style-name="Source_20_Text"><text:s text:c="16"/>new People("Вася", 16, Sex.MAN),</text:span></text:p>
      <text:p text:style-name="Preformatted_20_Text"><text:span text:style-name="Source_20_Text"><text:s text:c="16"/>new People("Петя", 23, Sex.MAN),</text:span></text:p>
      <text:p text:style-name="Preformatted_20_Text"><text:span text:style-name="Source_20_Text"><text:s text:c="16"/>new People("Елена", 42, Sex.WOMEN),</text:span></text:p>
      <text:p text:style-name="Preformatted_20_Text"><text:span text:style-name="Source_20_Text"><text:s text:c="16"/>new People("Иван Иванович", 69, Sex.MAN)</text:span></text:p>
      <text:p text:style-name="Preformatted_20_Text"><text:span text:style-name="Source_20_Text"><text:s text:c="8"/>);</text:span></text:p>
      <text:p text:style-name="Preformatted_20_Text"/>
      <text:p text:style-name="Preformatted_20_Text"><text:span text:style-name="Source_20_Text"><text:s text:c="8"/>// Отсортировать по имени в обратном алфавитном порядке</text:span></text:p>
      <text:p text:style-name="Preformatted_20_Text"><text:span text:style-name="Source_20_Text"><text:s text:c="8"/>Collection&lt;People&gt; byName = peoples.stream().sorted((o1,o2) -&gt; -o1.getName().compareTo(o2.getName())).collect(Collectors.toList());</text:span></text:p>
      <text:p text:style-name="Preformatted_20_Text"><text:span text:style-name="Source_20_Text"><text:s text:c="8"/>System.out.println("byName = " + byName); // byName = [{name='Петя', age=23, sex=MAN}, {name='Иван Иванович', age=69, sex=MAN}, {name='Елена', age=42, sex=WOMEN}, {name='Вася', age=16, sex=MAN}]</text:span></text:p>
      <text:p text:style-name="Preformatted_20_Text"/>
      <text:p text:style-name="Preformatted_20_Text"><text:span text:style-name="Source_20_Text"><text:s text:c="8"/>// Отсортировать сначала по полу, а потом по возрасту</text:span></text:p>
      <text:p text:style-name="Preformatted_20_Text"><text:span text:style-name="Source_20_Text"><text:s text:c="8"/>Collection&lt;People&gt; bySexAndAge = peoples.stream().sorted((o1, o2) -&gt; o1.getSex() != o2.getSex() ? o1.getSex().</text:span></text:p>
      <text:p text:style-name="Preformatted_20_Text"><text:span text:style-name="Source_20_Text"><text:s text:c="16"/>compareTo(o2.getSex()) : o1.getAge().compareTo(o2.getAge())).collect(Collectors.toList());</text:span></text:p>
      <text:p text:style-name="Preformatted_20_Text"><text:span text:style-name="Source_20_Text"><text:s text:c="8"/>System.out.println("bySexAndAge = " + bySexAndAge); // bySexAndAge = [{name='Вася', age=16, sex=MAN}, {name='Петя', age=23, sex=MAN}, {name='Иван Иванович', age=69, sex=MAN}, {name='Елена', age=42, sex=WOMEN}]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ivate enum Sex {</text:span></text:p>
      <text:p text:style-name="Preformatted_20_Text"><text:span text:style-name="Source_20_Text"><text:s text:c="8"/>MAN,</text:span></text:p>
      <text:p text:style-name="Preformatted_20_Text"><text:span text:style-name="Source_20_Text"><text:s text:c="8"/>WOMEN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ivate static class People {</text:span></text:p>
      <text:p text:style-name="Preformatted_20_Text"><text:span text:style-name="Source_20_Text"><text:s text:c="8"/>private final String name;</text:span></text:p>
      <text:p text:style-name="Preformatted_20_Text"><text:span text:style-name="Source_20_Text"><text:s text:c="8"/>private final Integer age;</text:span></text:p>
      <text:p text:style-name="Preformatted_20_Text"><text:span text:style-name="Source_20_Text"><text:s text:c="8"/>private final Sex sex;</text:span></text:p>
      <text:p text:style-name="Preformatted_20_Text"/>
      <text:p text:style-name="Preformatted_20_Text"><text:span text:style-name="Source_20_Text"><text:s text:c="8"/>public People(String name, Integer age, Sex sex) {</text:span></text:p>
      <text:p text:style-name="Preformatted_20_Text"><text:span text:style-name="Source_20_Text"><text:s text:c="12"/>this.name = name;</text:span></text:p>
      <text:p text:style-name="Preformatted_20_Text"><text:span text:style-name="Source_20_Text"><text:s text:c="12"/>this.age = age;</text:span></text:p>
      <text:p text:style-name="Preformatted_20_Text"><text:span text:style-name="Source_20_Text"><text:s text:c="12"/>this.sex = sex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public String getName() {</text:span></text:p>
      <text:p text:style-name="Preformatted_20_Text"><text:span text:style-name="Source_20_Text"><text:s text:c="12"/>return name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public Integer getAge() {</text:span></text:p>
      <text:p text:style-name="Preformatted_20_Text"><text:span text:style-name="Source_20_Text"><text:s text:c="12"/>return age;</text:span></text:p>
      <text:p text:style-name="Preformatted_20_Text"><text:span text:style-name="Source_20_Text"><text:s text:c="8"/>}</text:span></text:p>
      <text:p text:style-name="Preformatted_20_Text"><text:soft-page-break/></text:p>
      <text:p text:style-name="Preformatted_20_Text"><text:span text:style-name="Source_20_Text"><text:s text:c="8"/>public Sex getSex() {</text:span></text:p>
      <text:p text:style-name="Preformatted_20_Text"><text:span text:style-name="Source_20_Text"><text:s text:c="12"/>return sex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@Override</text:span></text:p>
      <text:p text:style-name="Preformatted_20_Text"><text:span text:style-name="Source_20_Text"><text:s text:c="8"/>public String toString() {</text:span></text:p>
      <text:p text:style-name="Preformatted_20_Text"><text:span text:style-name="Source_20_Text"><text:s text:c="12"/>return "{" +</text:span></text:p>
      <text:p text:style-name="Preformatted_20_Text"><text:span text:style-name="Source_20_Text"><text:s text:c="20"/>"name='" + name + '\'' +</text:span></text:p>
      <text:p text:style-name="Preformatted_20_Text"><text:span text:style-name="Source_20_Text"><text:s text:c="20"/>", age=" + age +</text:span></text:p>
      <text:p text:style-name="Preformatted_20_Text"><text:span text:style-name="Source_20_Text"><text:s text:c="20"/>", sex=" + sex +</text:span></text:p>
      <text:p text:style-name="Preformatted_20_Text"><text:span text:style-name="Source_20_Text"><text:s text:c="20"/>'}'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@Override</text:span></text:p>
      <text:p text:style-name="Preformatted_20_Text"><text:span text:style-name="Source_20_Text"><text:s text:c="8"/>public boolean equals(Object o) {</text:span></text:p>
      <text:p text:style-name="Preformatted_20_Text"><text:span text:style-name="Source_20_Text"><text:s text:c="12"/>if (this == o) return true;</text:span></text:p>
      <text:p text:style-name="Preformatted_20_Text"><text:span text:style-name="Source_20_Text"><text:s text:c="12"/>if (!(o instanceof People)) return false;</text:span></text:p>
      <text:p text:style-name="Preformatted_20_Text"><text:span text:style-name="Source_20_Text"><text:s text:c="12"/>People people = (People) o;</text:span></text:p>
      <text:p text:style-name="Preformatted_20_Text"><text:span text:style-name="Source_20_Text"><text:s text:c="12"/>return Objects.equals(name, people.name) &amp;&amp;</text:span></text:p>
      <text:p text:style-name="Preformatted_20_Text"><text:span text:style-name="Source_20_Text"><text:s text:c="20"/>Objects.equals(age, people.age) &amp;&amp;</text:span></text:p>
      <text:p text:style-name="Preformatted_20_Text"><text:span text:style-name="Source_20_Text"><text:s text:c="20"/>Objects.equals(sex, people.sex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@Override</text:span></text:p>
      <text:p text:style-name="Preformatted_20_Text"><text:span text:style-name="Source_20_Text"><text:s text:c="8"/>public int hashCode() {</text:span></text:p>
      <text:p text:style-name="Preformatted_20_Text"><text:span text:style-name="Source_20_Text"><text:s text:c="12"/>return Objects.hash(name, age, sex);</text:span></text:p>
      <text:p text:style-name="Preformatted_20_Text"><text:span text:style-name="Source_20_Text"><text:s text:c="8"/>}</text:span></text:p>
      <text:p text:style-name="P1"><text:span text:style-name="Source_20_Text"><text:s text:c="4"/>}</text:span></text:p>
      <text:p text:style-name="Standard"/>
      <text:p text:style-name="Standard"/>
      <text:p text:style-name="P18"/>
      <text:p text:style-name="P19">Для отримання масиву чи списку з <text:s/>колекції:</text:p>
      <text:p text:style-name="P19">toArray()</text:p>
      <text:p text:style-name="P19">IntStream.rangeClosed(1,10001).filter( (x)→x%3).map((x)→x%45).sorted().toArray()</text:p>
      <text:p text:style-name="P19"/>
      <text:p text:style-name="P19">toArray(T[]::new) </text:p>
      <text:p text:style-name="P19"/>
      <text:p text:style-name="P19">Arrays.asList(p.split(",")).stream()).toArray(String[]::new)</text:p>
      <text:p text:style-name="P19"/>
      <text:p text:style-name="P19">Методи Collectors:</text:p>
      <text:p text:style-name="P19">stream.collect(Collectors.toList())</text:p>
      <text:p text:style-name="P19"><text:s/>Arrays.asList(p.split(",")).stream()).collect(Collectors.toList());</text:p>
      <text:p text:style-name="P14"><text:span text:style-name="T6">Arrays.asList(p.split(",")).stream()).collect(Collectors.to</text:span><text:span text:style-name="T7">Set</text:span><text:span text:style-name="T6">());</text:span></text:p>
      <text:p text:style-name="P15"><text:span text:style-name="T6">Arrays.asList(p.split(",")).stream()).collect(Collectors.to</text:span><text:span text:style-name="T7">Collection</text:span><text:span text:style-name="T6">());</text:span></text:p>
      <text:p text:style-name="P19"/>
      <text:p text:style-name="P19"/>
      <text:p text:style-name="P19"/>
      <text:p text:style-name="Обычный"><text:span text:style-name="T6">сли с toArray все просто, можно либо вызвать toArray() получить Object[], либо toArray(T[]::new) — получив массив типа T, то collect позволяет </text:span><text:span text:style-name="T8">много возможностей преобразовать значение в коллекцию, map'у или любой другой тип. Для этого используются статические методы из Collectors, например преобразование в List будет stream.collect(Collectors.toList()). </text:span></text:p>
      <text:p text:style-name="Standard"/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Table_20_Heading"><text:span text:style-name="T9">Ме</text:span>тод</text:p>
          </table:table-cell>
          <table:table-cell table:style-name="Таблица8.A1" office:value-type="string">
            <text:p text:style-name="Table_20_Heading">Опис</text:p>
          </table:table-cell>
        </table:table-row>
        <table:table-row>
          <table:table-cell table:style-name="Таблица8.A1" office:value-type="string">
            <text:p text:style-name="Table_20_Contents">toList, toCollection, toSet</text:p>
          </table:table-cell>
          <table:table-cell table:style-name="Таблица8.A1" office:value-type="string">
            <text:p text:style-name="Table_20_Contents"><text:span text:style-name="T9">Перевод стрім у</text:span> спис<text:span text:style-name="T9">ок</text:span>, коллекц<text:span text:style-name="T9">ію</text:span> <text:span text:style-name="T9">ч</text:span>и множ<text:span text:style-name="T9">ину</text:span></text:p>
          </table:table-cell>
        </table:table-row>
        <table:table-row>
          <table:table-cell table:style-name="Таблица8.A1" office:value-type="string">
            <text:p text:style-name="Table_20_Contents">toConcurrentMap, toMap</text:p>
          </table:table-cell>
          <table:table-cell table:style-name="Таблица8.A1" office:value-type="string">
            <text:p text:style-name="Table_20_Contents"><text:span text:style-name="T9">Перевод стрім</text:span> в map</text:p>
          </table:table-cell>
        </table:table-row>
        <table:table-row>
          <table:table-cell table:style-name="Таблица8.A1" office:value-type="string">
            <text:p text:style-name="Table_20_Contents">averagingInt, averagingDouble, averagingLong</text:p>
          </table:table-cell>
          <table:table-cell table:style-name="Таблица8.A1" office:value-type="string">
            <text:p text:style-name="P9">середнє</text:p>
          </table:table-cell>
        </table:table-row>
        <table:table-row>
          <table:table-cell table:style-name="Таблица8.A1" office:value-type="string">
            <text:p text:style-name="Table_20_Contents">summingInt, summingDouble, summingLong</text:p>
          </table:table-cell>
          <table:table-cell table:style-name="Таблица8.A1" office:value-type="string">
            <text:p text:style-name="Table_20_Contents">суму</text:p>
          </table:table-cell>
        </table:table-row>
        <table:table-row>
          <table:table-cell table:style-name="Таблица8.A1" office:value-type="string">
            <text:p text:style-name="Table_20_Contents">summarizingInt, summarizingDouble, summarizingLong</text:p>
          </table:table-cell>
          <table:table-cell table:style-name="Таблица8.A1" office:value-type="string">
            <text:p text:style-name="Table_20_Contents"><text:span text:style-name="T9">повертають</text:span> SummaryStatistics </text:p>
          </table:table-cell>
        </table:table-row>
        <table:table-row>
          <table:table-cell table:style-name="Таблица8.A1" office:value-type="string">
            <text:p text:style-name="Table_20_Contents">partitioningBy</text:p>
          </table:table-cell>
          <table:table-cell table:style-name="Таблица8.A1" office:value-type="string">
            <text:p text:style-name="Table_20_Contents"><text:span text:style-name="T9">Повертають розділення по предікату</text:span> Map&lt;Boolean, List&gt;</text:p>
          </table:table-cell>
        </table:table-row>
        <table:table-row>
          <table:table-cell table:style-name="Таблица8.A1" office:value-type="string">
            <text:p text:style-name="Table_20_Contents">groupingBy</text:p>
          </table:table-cell>
          <table:table-cell table:style-name="Таблица8.A1" office:value-type="string">
            <text:p text:style-name="Table_20_Contents"><text:span text:style-name="T9">Ділять</text:span> <text:span text:style-name="T9">стрым по предікату на</text:span> Map&lt;N, List&lt;T&gt;&gt;</text:p>
          </table:table-cell>
        </table:table-row>
        <table:table-row>
          <table:table-cell table:style-name="Таблица8.A1" office:value-type="string">
            <text:p text:style-name="Table_20_Contents">mapping</text:p>
          </table:table-cell>
          <table:table-cell table:style-name="Таблица8.A1" office:value-type="string">
            <text:p text:style-name="Table_20_Contents"><text:span text:style-name="T9">Додаткові претворення для складних </text:span>Collector'<text:span text:style-name="T9">і</text:span>в</text:p>
          </table:table-cell>
        </table:table-row>
      </table:table>
      <text:p text:style-name="Standard"/>
      <text:p text:style-name="Standard">Дана колекция чисел Arrays.asList(1, 2, 3, 4), 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Table_20_Heading">Задача</text:p>
          </table:table-cell>
          <table:table-cell table:style-name="Таблица9.A1" office:value-type="string">
            <text:p text:style-name="Table_20_Heading">Код примера</text:p>
          </table:table-cell>
          <table:table-cell table:style-name="Таблица9.A1" office:value-type="string">
            <text:p text:style-name="Table_20_Heading">Результат</text:p>
          </table:table-cell>
        </table:table-row>
        <table:table-row>
          <table:table-cell table:style-name="Таблица9.A1" office:value-type="string">
            <text:p text:style-name="Table_20_Contents"><text:span text:style-name="T10">Отримати</text:span> суму не<text:span text:style-name="T10">парних</text:span> чисел</text:p>
          </table:table-cell>
          <table:table-cell table:style-name="Таблица9.A1" office:value-type="string">
            <text:p text:style-name="Table_20_Contents">numbers.stream().collect(Collectors.summingInt(((p) -&gt; p % 2 == 1? p: 0)))</text:p>
          </table:table-cell>
          <table:table-cell table:style-name="Таблица9.A1" office:value-type="string">
            <text:p text:style-name="Table_20_Contents">4</text:p>
          </table:table-cell>
        </table:table-row>
        <table:table-row>
          <table:table-cell table:style-name="Таблица9.A1" office:value-type="string">
            <text:p text:style-name="Table_20_Contents"><text:span text:style-name="T10">Відняти отримати</text:span> <text:s/>с<text:span text:style-name="T10">ереднє гармонічне</text:span></text:p>
          </table:table-cell>
          <table:table-cell table:style-name="Таблица9.A1" office:value-type="string">
            <text:p text:style-name="Table_20_Contents">numbers.stream().collect(Collectors.averagingInt((p) -&gt; <text:span text:style-name="T10">1/p</text:span>))</text:p>
          </table:table-cell>
          <table:table-cell table:style-name="Таблица9.A1" office:value-type="string">
            <text:p text:style-name="Table_20_Contents">1.<text:span text:style-name="T10">3</text:span></text:p>
          </table:table-cell>
        </table:table-row>
        <table:table-row>
          <table:table-cell table:style-name="Таблица9.A1" office:value-type="string">
            <text:p text:style-name="Table_20_Contents"><text:span text:style-name="T10">Додати до кожного</text:span> 3 <text:span text:style-name="T10">та отримати</text:span> статистику</text:p>
          </table:table-cell>
          <table:table-cell table:style-name="Таблица9.A1" office:value-type="string">
            <text:p text:style-name="Table_20_Contents">numbers.stream().collect(Collectors.summarizingInt((p) -&gt; p + 3))</text:p>
          </table:table-cell>
          <table:table-cell table:style-name="Таблица9.A1" office:value-type="string">
            <text:p text:style-name="Table_20_Contents">IntSummaryStatistics{count=4, sum=22, min=4, average=5.5, max=7}</text:p>
          </table:table-cell>
        </table:table-row>
        <table:table-row>
          <table:table-cell table:style-name="Таблица9.A1" office:value-type="string">
            <text:p text:style-name="Table_20_Contents">Разд<text:span text:style-name="T10">і</text:span>лит<text:span text:style-name="T10">и</text:span> <text:span text:style-name="T10">числа</text:span> <text:span text:style-name="T10">по остачі на 3</text:span></text:p>
          </table:table-cell>
          <table:table-cell table:style-name="Таблица9.A1" office:value-type="string">
            <text:p text:style-name="P10">numbers.stream().collect(Collectors.groupingBy((p) -&gt; p % <text:span text:style-name="T10">3</text:span>))</text:p>
          </table:table-cell>
          <table:table-cell table:style-name="Таблица9.A1" office:value-type="string">
            <text:p text:style-name="Table_20_Contents">{<text:span text:style-name="T10">0</text:span>=[1, <text:span text:style-name="T10">4</text:span>], <text:span text:style-name="T10">1</text:span>=[<text:span text:style-name="T10">1</text:span>, ], <text:span text:style-name="T10">2=[2,]</text:span>}</text:p>
          </table:table-cell>
        </table:table-row>
      </table:table>
      <text:p text:style-name="Standard"/>
      <text:p text:style-name="Standard"><text:soft-page-break/></text:p>
      <text:p text:style-name="Standard">Дана колекция <text:span text:style-name="T11">рядків</text:span> Arrays.asList(«a1», «b2», «c3», «a1»)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Table_20_Heading">Задача</text:p>
          </table:table-cell>
          <table:table-cell table:style-name="Таблица10.A1" office:value-type="string">
            <text:p text:style-name="Table_20_Heading">Код </text:p>
          </table:table-cell>
          <table:table-cell table:style-name="Таблица10.A1" office:value-type="string">
            <text:p text:style-name="Table_20_Heading">Результат</text:p>
          </table:table-cell>
        </table:table-row>
        <table:table-row>
          <table:table-cell table:style-name="Таблица10.A1" office:value-type="string">
            <text:p text:style-name="Table_20_Contents"><text:span text:style-name="T11">С</text:span>пис<text:span text:style-name="T11">ок</text:span> без дубликат<text:span text:style-name="T11">і</text:span>в</text:p>
          </table:table-cell>
          <table:table-cell table:style-name="Таблица10.A1" office:value-type="string">
            <text:p text:style-name="Table_20_Contents">strings.stream().distinct().collect(Collectors.toList())</text:p>
          </table:table-cell>
          <table:table-cell table:style-name="Таблица10.A1" office:value-type="string">
            <text:p text:style-name="Table_20_Contents">[a1, b2, c3]</text:p>
          </table:table-cell>
        </table:table-row>
        <table:table-row>
          <table:table-cell table:style-name="Таблица10.A1" office:value-type="string">
            <text:p text:style-name="Table_20_Contents"><text:span text:style-name="T11">М</text:span>асив без дубликат<text:span text:style-name="T11">і</text:span>в <text:span text:style-name="T11">у</text:span> в верхн<text:span text:style-name="T11">ьому</text:span> регистр<text:span text:style-name="T11">і</text:span></text:p>
          </table:table-cell>
          <table:table-cell table:style-name="Таблица10.A1" office:value-type="string">
            <text:p text:style-name="Table_20_Contents">strings.stream().distinct().map(String::toUpperCase).toArray(String[]::new)</text:p>
          </table:table-cell>
          <table:table-cell table:style-name="Таблица10.A1" office:value-type="string">
            <text:p text:style-name="Table_20_Contents">{A1, B2, C3}</text:p>
          </table:table-cell>
        </table:table-row>
        <table:table-row>
          <table:table-cell table:style-name="Таблица10.A1" office:value-type="string">
            <text:p text:style-name="Table_20_Contents"><text:span text:style-name="T11">Обєднати всі слова та огорнути </text:span>тегами &lt;b&gt;… &lt;/b&gt;</text:p>
          </table:table-cell>
          <table:table-cell table:style-name="Таблица10.A1" office:value-type="string">
            <text:p text:style-name="Table_20_Contents">strings.stream().collect(Collectors.joining(": ", "&lt;b&gt; ", " &lt;/b&gt;"))</text:p>
          </table:table-cell>
          <table:table-cell table:style-name="Таблица10.A1" office:value-type="string">
            <text:p text:style-name="Table_20_Contents">&lt;b&gt; a1: b2: c3: a1 &lt;/b&gt;</text:p>
          </table:table-cell>
        </table:table-row>
        <table:table-row>
          <table:table-cell table:style-name="Таблица10.A1" office:value-type="string">
            <text:p text:style-name="Table_20_Contents"><text:span text:style-name="T11">Переторити </text:span>в map, де перв<text:span text:style-name="T11">ший </text:span>символ ключ, <text:span text:style-name="T11">другий значення</text:span></text:p>
          </table:table-cell>
          <table:table-cell table:style-name="Таблица10.A1" office:value-type="string">
            <text:p text:style-name="Table_20_Contents">strings.stream().distinct().collect(Collectors.toMap((p) -&gt; p.substring(0, 1), (p) -&gt; p.substring(1, 2)))</text:p>
          </table:table-cell>
          <table:table-cell table:style-name="Таблица10.A1" office:value-type="string">
            <text:p text:style-name="Table_20_Contents">{a=1, b=2, c=3}</text:p>
          </table:table-cell>
        </table:table-row>
        <table:table-row>
          <table:table-cell table:style-name="Таблица10.A1" office:value-type="string">
            <text:p text:style-name="Table_20_Contents"><text:span text:style-name="T11">Перетворити в</text:span> map, <text:span text:style-name="T11">згрупуваши по </text:span><text:s/>пер<text:span text:style-name="T11">шому</text:span> символу</text:p>
          </table:table-cell>
          <table:table-cell table:style-name="Таблица10.A1" office:value-type="string">
            <text:p text:style-name="Table_20_Contents">strings.stream().collect(Collectors.groupingBy((p) -&gt; p.substring(0, 1)))</text:p>
          </table:table-cell>
          <table:table-cell table:style-name="Таблица10.A1" office:value-type="string">
            <text:p text:style-name="Table_20_Contents">{a=[a1, a1], b=[b2], c=[c3]}</text:p>
          </table:table-cell>
        </table:table-row>
        <table:table-row>
          <table:table-cell table:style-name="Таблица10.A1" office:value-type="string">
            <text:p text:style-name="P11"><text:span text:style-name="T11">Перетворити в</text:span> map, <text:span text:style-name="T11">згрупуваши по </text:span><text:s/>пер<text:span text:style-name="T11">шому</text:span> символу <text:span text:style-name="T11">та обєднавши симвли через «:»</text:span></text:p>
          </table:table-cell>
          <table:table-cell table:style-name="Таблица10.A1" office:value-type="string">
            <text:p text:style-name="Table_20_Contents">strings.stream().collect(Collectors.groupingBy((p) -&gt; p.substring(0, 1), Collectors.mapping((p) -&gt; p.substring(1, 2), Collectors.joining(":"))))</text:p>
          </table:table-cell>
          <table:table-cell table:style-name="Таблица10.A1" office:value-type="string">
            <text:p text:style-name="Table_20_Contents">{a=1:1, b=2, c=3}</text:p>
          </table:table-cell>
        </table:table-row>
      </table:table>
      <text:p text:style-name="Text_20_body"/>
      <text:p text:style-name="P3">Детальные примеры</text:p>
      <text:p text:style-name="Text_20_body">Также примеры можно найти на <text:a xlink:type="simple" xlink:href="https://github.com/Vedenin/java_in_examples/blob/master/stream_api/src/com/github/vedenin/rus/stream_api/CollectAndToArrayTests.java" text:style-name="Internet_20_link" text:visited-style-name="Visited_20_Internet_20_Link">github'e</text:a></text:p>
      <text:p text:style-name="Preformatted_20_Text"><text:span text:style-name="Source_20_Text"><text:s text:c="4"/>// Метод collect преобразует stream в коллекцию или другую структуру данных</text:span></text:p>
      <text:p text:style-name="Preformatted_20_Text"><text:span text:style-name="Source_20_Text"><text:s text:c="4"/>// Полезные статические методы из Collectors:</text:span></text:p>
      <text:p text:style-name="Preformatted_20_Text"><text:span text:style-name="Source_20_Text"><text:s text:c="4"/>// toList, toCollection, toSet - представляют стрим в виде списка, коллекции или множества</text:span></text:p>
      <text:p text:style-name="Preformatted_20_Text"><text:span text:style-name="Source_20_Text"><text:s text:c="4"/>// toConcurrentMap, toMap - позволяют преобразовать стрим в map, используя указанные функции</text:span></text:p>
      <text:p text:style-name="Preformatted_20_Text"><text:span text:style-name="Source_20_Text"><text:s text:c="4"/>// averagingInt, averagingDouble, averagingLong - возвращают среднее значение</text:span></text:p>
      <text:p text:style-name="Preformatted_20_Text"><text:span text:style-name="Source_20_Text"><text:s text:c="4"/>// summingInt, summingDouble, summingLong - возвращает сумму</text:span></text:p>
      <text:p text:style-name="Preformatted_20_Text"><text:span text:style-name="Source_20_Text"><text:s text:c="4"/>// summarizingInt, summarizingDouble, summarizingLong - возвращают SummaryStatistics с разными агрегатными значениями</text:span></text:p>
      <text:p text:style-name="Preformatted_20_Text"><text:span text:style-name="Source_20_Text"><text:s text:c="4"/>// partitioningBy - разделяет коллекцию на две части по соответствию условию и возвращает их как Map&lt;Boolean, List&gt;</text:span></text:p>
      <text:p text:style-name="Preformatted_20_Text"><text:span text:style-name="Source_20_Text"><text:s text:c="4"/>// groupingBy - разделить коллекцию по условию и вернуть Map&lt;N, List&lt;T&gt;&gt;, где T - тип последнего стрима, N - значение разделителя</text:span></text:p>
      <text:p text:style-name="Preformatted_20_Text"><text:span text:style-name="Source_20_Text"><text:s text:c="4"/>// mapping - дополнительные преобразования значений для сложных Collector'ов</text:span></text:p>
      <text:p text:style-name="Preformatted_20_Text"><text:span text:style-name="Source_20_Text"><text:s text:c="4"/>private static void testCollect() {</text:span></text:p>
      <text:p text:style-name="Preformatted_20_Text"><text:span text:style-name="Source_20_Text"><text:s text:c="8"/>System.out.println();</text:span></text:p>
      <text:p text:style-name="Preformatted_20_Text"><text:span text:style-name="Source_20_Text"><text:s text:c="8"/>System.out.println("Test distinct start");</text:span></text:p>
      <text:p text:style-name="Preformatted_20_Text"/>
      <text:p text:style-name="Preformatted_20_Text"><text:span text:style-name="Source_20_Text"><text:s text:c="8"/>// ******** Работа со строками</text:span></text:p>
      <text:p text:style-name="Preformatted_20_Text"><text:span text:style-name="Source_20_Text"><text:s text:c="8"/>Collection&lt;String&gt; strings = Arrays.asList("a1", "b2", "c3", "a1");</text:span></text:p>
      <text:p text:style-name="Preformatted_20_Text"/>
      <text:p text:style-name="Preformatted_20_Text"><text:soft-page-break/><text:span text:style-name="Source_20_Text"><text:s text:c="8"/>// Получение списка из коллекции строк без дубликатов</text:span></text:p>
      <text:p text:style-name="Preformatted_20_Text"><text:span text:style-name="Source_20_Text"><text:s text:c="8"/>List&lt;String&gt; distinct = strings.stream().distinct().collect(Collectors.toList());</text:span></text:p>
      <text:p text:style-name="Preformatted_20_Text"><text:span text:style-name="Source_20_Text"><text:s text:c="8"/>System.out.println("distinct = " + distinct); // напечатает distinct = [a1, b2, c3]</text:span></text:p>
      <text:p text:style-name="Preformatted_20_Text"/>
      <text:p text:style-name="Preformatted_20_Text"><text:span text:style-name="Source_20_Text"><text:s text:c="8"/>// Получение массива уникальных значений из коллекции строк</text:span></text:p>
      <text:p text:style-name="Preformatted_20_Text"><text:span text:style-name="Source_20_Text"><text:s text:c="8"/>String[] array = strings.stream().distinct().map(String::toUpperCase).toArray(String[]::new);</text:span></text:p>
      <text:p text:style-name="Preformatted_20_Text"><text:span text:style-name="Source_20_Text"><text:s text:c="8"/>System.out.println("array = " + Arrays.asList(array)); // напечатает array = [A1, B2, C3]</text:span></text:p>
      <text:p text:style-name="Preformatted_20_Text"/>
      <text:p text:style-name="Preformatted_20_Text"><text:span text:style-name="Source_20_Text"><text:s text:c="8"/>// Объединить все элементы в одну строку через разделитель : и обернуть тегами &lt;b&gt; ... &lt;/b&gt;</text:span></text:p>
      <text:p text:style-name="Preformatted_20_Text"><text:span text:style-name="Source_20_Text"><text:s text:c="8"/>String join = strings.stream().collect(Collectors.joining(" : ", "&lt;b&gt; ", " &lt;/b&gt;"));</text:span></text:p>
      <text:p text:style-name="Preformatted_20_Text"><text:span text:style-name="Source_20_Text"><text:s text:c="8"/>System.out.println("join = " + join); // напечатает &lt;b&gt; a1 : b2 : c3 : a1 &lt;/b&gt;</text:span></text:p>
      <text:p text:style-name="Preformatted_20_Text"/>
      <text:p text:style-name="Preformatted_20_Text"><text:span text:style-name="Source_20_Text"><text:s text:c="8"/>// Преобразовать в map, где первый символ ключ, второй символ значение</text:span></text:p>
      <text:p text:style-name="Preformatted_20_Text"><text:span text:style-name="Source_20_Text"><text:s text:c="8"/>Map&lt;String, String&gt; map = strings.stream().distinct().collect(Collectors.toMap((p) -&gt; p.substring(0, 1), (p) -&gt; p.substring(1, 2)));</text:span></text:p>
      <text:p text:style-name="Preformatted_20_Text"><text:span text:style-name="Source_20_Text"><text:s text:c="8"/>System.out.println("map = " + map); // напечатает map = {a=1, b=2, c=3}</text:span></text:p>
      <text:p text:style-name="Preformatted_20_Text"/>
      <text:p text:style-name="Preformatted_20_Text"><text:span text:style-name="Source_20_Text"><text:s text:c="8"/>// Преобразовать в map, сгруппировав по первому символу строки</text:span></text:p>
      <text:p text:style-name="Preformatted_20_Text"><text:span text:style-name="Source_20_Text"><text:s text:c="8"/>Map&lt;String, List&lt;String&gt;&gt; groups = strings.stream().collect(Collectors.groupingBy((p) -&gt; p.substring(0, 1)));</text:span></text:p>
      <text:p text:style-name="Preformatted_20_Text"><text:span text:style-name="Source_20_Text"><text:s text:c="8"/>System.out.println("groups = " + groups); // напечатает groups = {a=[a1, a1], b=[b2], c=[c3]}</text:span></text:p>
      <text:p text:style-name="Preformatted_20_Text"/>
      <text:p text:style-name="Preformatted_20_Text"><text:span text:style-name="Source_20_Text"><text:s text:c="8"/>// Преобразовать в map, сгруппировав по первому символу строки и в качестве значения взять второй символ объединим через :</text:span></text:p>
      <text:p text:style-name="Preformatted_20_Text"><text:span text:style-name="Source_20_Text"><text:s text:c="8"/>Map&lt;String, String&gt; groupJoin = strings.stream().collect(Collectors.groupingBy((p) -&gt; p.substring(0, 1), Collectors.mapping((p) -&gt; p.substring(1, 2), Collectors.joining(":"))));</text:span></text:p>
      <text:p text:style-name="Preformatted_20_Text"><text:span text:style-name="Source_20_Text"><text:s text:c="8"/>System.out.println("groupJoin = " + groupJoin); // напечатает groupJoin = groupJoin = {a=1/1, b=2, c=3}</text:span></text:p>
      <text:p text:style-name="Preformatted_20_Text"/>
      <text:p text:style-name="Preformatted_20_Text"><text:span text:style-name="Source_20_Text"><text:s text:c="8"/>// ******** Работа с числами</text:span></text:p>
      <text:p text:style-name="Preformatted_20_Text"><text:span text:style-name="Source_20_Text"><text:s text:c="8"/>Collection&lt;Integer&gt; numbers = Arrays.asList(1, 2, 3, 4);</text:span></text:p>
      <text:p text:style-name="Preformatted_20_Text"/>
      <text:p text:style-name="Preformatted_20_Text"><text:span text:style-name="Source_20_Text"><text:s text:c="8"/>// Получить сумму нечетных чисел</text:span></text:p>
      <text:p text:style-name="Preformatted_20_Text"><text:soft-page-break/><text:span text:style-name="Source_20_Text"><text:s text:c="8"/>long sumOdd = numbers.stream().collect(Collectors.summingInt(((p) -&gt; p % 2 == 1 ? p : 0)));</text:span></text:p>
      <text:p text:style-name="Preformatted_20_Text"><text:span text:style-name="Source_20_Text"><text:s text:c="8"/>System.out.println("sumOdd = " + sumOdd); // напечатает sumEven = 4</text:span></text:p>
      <text:p text:style-name="Preformatted_20_Text"/>
      <text:p text:style-name="Preformatted_20_Text"><text:span text:style-name="Source_20_Text"><text:s text:c="8"/>// Вычесть к каждого элемента 1 и получить среднее</text:span></text:p>
      <text:p text:style-name="Preformatted_20_Text"><text:span text:style-name="Source_20_Text"><text:s text:c="8"/>double average = numbers.stream().collect(Collectors.averagingInt((p) -&gt; p - 1));</text:span></text:p>
      <text:p text:style-name="Preformatted_20_Text"><text:span text:style-name="Source_20_Text"><text:s text:c="8"/>System.out.println("average = " + average); // напечатает average = 1.5</text:span></text:p>
      <text:p text:style-name="Preformatted_20_Text"/>
      <text:p text:style-name="Preformatted_20_Text"><text:span text:style-name="Source_20_Text"><text:s text:c="8"/>// Прибавить к числам 3 и получить статистику</text:span></text:p>
      <text:p text:style-name="Preformatted_20_Text"><text:span text:style-name="Source_20_Text"><text:s text:c="8"/>IntSummaryStatistics statistics = numbers.stream().collect(Collectors.summarizingInt((p) -&gt; p + 3));</text:span></text:p>
      <text:p text:style-name="Preformatted_20_Text"><text:span text:style-name="Source_20_Text"><text:s text:c="8"/>System.out.println("statistics = " + statistics); // напечатает statistics = IntSummaryStatistics{count=4, sum=22, min=4, average=5.500000, max=7}</text:span></text:p>
      <text:p text:style-name="Preformatted_20_Text"/>
      <text:p text:style-name="Preformatted_20_Text"><text:span text:style-name="Source_20_Text"><text:s text:c="8"/>// Получить сумму четных чисел через IntSummaryStatistics</text:span></text:p>
      <text:p text:style-name="Preformatted_20_Text"><text:span text:style-name="Source_20_Text"><text:s text:c="8"/>long sumEven = numbers.stream().collect(Collectors.summarizingInt((p) -&gt; p % 2 == 0 ? p : 0)).getSum();</text:span></text:p>
      <text:p text:style-name="Preformatted_20_Text"><text:span text:style-name="Source_20_Text"><text:s text:c="8"/>System.out.println("sumEven = " + sumEven); // напечатает sumEven = 6</text:span></text:p>
      <text:p text:style-name="Preformatted_20_Text"/>
      <text:p text:style-name="Preformatted_20_Text"><text:span text:style-name="Source_20_Text"><text:s text:c="8"/>// Разделить числа на четные и нечетные</text:span></text:p>
      <text:p text:style-name="Preformatted_20_Text"><text:span text:style-name="Source_20_Text"><text:s text:c="8"/>Map&lt;Boolean, List&lt;Integer&gt;&gt; parts = numbers.stream().collect(Collectors.partitioningBy((p) -&gt; p % 2 == 0));</text:span></text:p>
      <text:p text:style-name="Preformatted_20_Text"><text:span text:style-name="Source_20_Text"><text:s text:c="8"/>System.out.println("parts = " + parts); // напечатает parts = {false=[1, 3], true=[2, 4]}</text:span></text:p>
      <text:p text:style-name="P1"><text:span text:style-name="Source_20_Text"><text:s text:c="4"/>}</text:span></text:p>
      <text:p text:style-name="P2"/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Heading"><text:span text:style-name="T12">Ме</text:span>тод stream</text:p>
          </table:table-cell>
          <table:table-cell table:style-name="Таблица11.A1" office:value-type="string">
            <text:p text:style-name="Table_20_Heading">Описание</text:p>
          </table:table-cell>
        </table:table-row>
        <table:table-row>
          <table:table-cell table:style-name="Таблица11.A1" office:value-type="string">
            <text:p text:style-name="P5">isParallel</text:p>
          </table:table-cell>
          <table:table-cell table:style-name="Таблица11.A1" office:value-type="string">
            <text:p text:style-name="Table_20_Contents"><text:span text:style-name="T12">Чи є стрім паралельним</text:span> </text:p>
          </table:table-cell>
        </table:table-row>
        <table:table-row>
          <table:table-cell table:style-name="Таблица11.A1" office:value-type="string">
            <text:p text:style-name="P5">parallel</text:p>
          </table:table-cell>
          <table:table-cell table:style-name="Таблица11.A1" office:value-type="string">
            <text:p text:style-name="P17">Повернути паралельний стрім, якощо паралельний повертає себе</text:p>
          </table:table-cell>
        </table:table-row>
        <table:table-row>
          <table:table-cell table:style-name="Таблица11.A1" office:value-type="string">
            <text:p text:style-name="P5">sequential</text:p>
          </table:table-cell>
          <table:table-cell table:style-name="Таблица11.A1" office:value-type="string">
            <text:p text:style-name="P17">Повернути послідовний стрім, якощо послідовний повертає себе</text:p>
          </table:table-cell>
        </table:table-row>
      </table:table>
      <text:p text:style-name="Text_20_body"><text:line-break/><text:span text:style-name="T12">Тобто будь який стрім можна зробити паралельним або навпаки послодвний в будь-який момент</text:span>: </text:p>
      <text:p text:style-name="Preformatted_20_Text"><text:span text:style-name="Source_20_Text">collection.stream().</text:span></text:p>
      <text:p text:style-name="Preformatted_20_Text"><text:span text:style-name="Source_20_Text">peek(...). // операция последовательна</text:span></text:p>
      <text:p text:style-name="Preformatted_20_Text"><text:span text:style-name="Source_20_Text">parallel().</text:span></text:p>
      <text:p text:style-name="Preformatted_20_Text"><text:span text:style-name="Source_20_Text">map(...). // операция может выполняться параллельно,</text:span></text:p>
      <text:p text:style-name="Preformatted_20_Text"><text:span text:style-name="Source_20_Text">sequential().</text:span></text:p>
      <text:p text:style-name="P1"><text:span text:style-name="Source_20_Text">reduce(...) // операция снова последовательна </text:span></text:p>
      <text:p text:style-name="Text_20_body"><text:soft-pag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Обычный" style:family="paragraph" style:default-outline-level="">
      <style:paragraph-properties fo:margin-left="0cm" fo:margin-right="0cm" fo:margin-top="0cm" fo:margin-bottom="0cm" loext:contextual-spacing="false" fo:line-height="97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fo:line-height="97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fo:line-height="97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fo:line-height="97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fo:line-height="97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fo:line-height="97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fo:line-height="97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fo:line-height="97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fo:line-height="97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.953cm" fo:margin-right="0cm" fo:margin-top="0cm" fo:margin-bottom="0.406cm" loext:contextual-spacing="false" fo:line-height="97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2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2.064cm" fo:margin-right="0cm" fo:margin-top="0cm" fo:margin-bottom="0.4cm" loext:contextual-spacing="false" fo:line-height="97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3.175cm" fo:margin-right="0cm" fo:margin-top="0cm" fo:margin-bottom="0.3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4.445cm" fo:margin-right="0cm" fo:margin-top="0cm" fo:margin-bottom="0.203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cm" fo:margin-right="0cm" fo:margin-top="0cm" fo:margin-bottom="0cm" loext:contextual-spacing="false" fo:line-height="97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.953cm" fo:margin-right="0cm" fo:margin-top="0cm" fo:margin-bottom="0.406cm" loext:contextual-spacing="false" fo:line-height="97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2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left="0cm" fo:margin-right="0cm" fo:margin-top="0cm" fo:margin-bottom="0cm" loext:contextual-spacing="false" fo:line-height="97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left="0cm" fo:margin-right="0cm" fo:margin-top="0cm" fo:margin-bottom="0cm" loext:contextual-spacing="false" fo:line-height="97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.953cm" fo:margin-right="0cm" fo:margin-top="0cm" fo:margin-bottom="0.406cm" loext:contextual-spacing="false" fo:line-height="97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2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2.064cm" fo:margin-right="0cm" fo:margin-top="0cm" fo:margin-bottom="0.4cm" loext:contextual-spacing="false" fo:line-height="97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3.175cm" fo:margin-right="0cm" fo:margin-top="0cm" fo:margin-bottom="0.3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4.445cm" fo:margin-right="0cm" fo:margin-top="0cm" fo:margin-bottom="0.203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Заглавие1_7e_LT_7e_Gliederung_20_1" style:display-name="Заглавие1~LT~Gliederung 1" style:family="paragraph" style:default-outline-level="">
      <style:paragraph-properties fo:margin-left="0.953cm" fo:margin-right="0cm" fo:margin-top="0cm" fo:margin-bottom="0.406cm" loext:contextual-spacing="false" fo:line-height="97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2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лавие1_7e_LT_7e_Gliederung_20_2" style:display-name="Заглавие1~LT~Gliederung 2" style:family="paragraph" style:parent-style-name="Заглавие1_7e_LT_7e_Gliederung_20_1" style:default-outline-level="">
      <style:paragraph-properties fo:margin-left="2.064cm" fo:margin-right="0cm" fo:margin-top="0cm" fo:margin-bottom="0.4cm" loext:contextual-spacing="false" fo:line-height="97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Заглавие1_7e_LT_7e_Gliederung_20_3" style:display-name="Заглавие1~LT~Gliederung 3" style:family="paragraph" style:parent-style-name="Заглавие1_7e_LT_7e_Gliederung_20_2" style:default-outline-level="">
      <style:paragraph-properties fo:margin-left="3.175cm" fo:margin-right="0cm" fo:margin-top="0cm" fo:margin-bottom="0.3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1_7e_LT_7e_Gliederung_20_4" style:display-name="Заглавие1~LT~Gliederung 4" style:family="paragraph" style:parent-style-name="Заглавие1_7e_LT_7e_Gliederung_20_3" style:default-outline-level="">
      <style:paragraph-properties fo:margin-left="4.445cm" fo:margin-right="0cm" fo:margin-top="0cm" fo:margin-bottom="0.203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лавие1_7e_LT_7e_Gliederung_20_5" style:display-name="Заглавие1~LT~Gliederung 5" style:family="paragraph" style:parent-style-name="Заглавие1_7e_LT_7e_Gliederung_20_4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лавие1_7e_LT_7e_Gliederung_20_6" style:display-name="Заглавие1~LT~Gliederung 6" style:family="paragraph" style:parent-style-name="Заглавие1_7e_LT_7e_Gliederung_20_5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лавие1_7e_LT_7e_Gliederung_20_7" style:display-name="Заглавие1~LT~Gliederung 7" style:family="paragraph" style:parent-style-name="Заглавие1_7e_LT_7e_Gliederung_20_6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лавие1_7e_LT_7e_Gliederung_20_8" style:display-name="Заглавие1~LT~Gliederung 8" style:family="paragraph" style:parent-style-name="Заглавие1_7e_LT_7e_Gliederung_20_7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лавие1_7e_LT_7e_Gliederung_20_9" style:display-name="Заглавие1~LT~Gliederung 9" style:family="paragraph" style:parent-style-name="Заглавие1_7e_LT_7e_Gliederung_20_8" style:default-outline-level="">
      <style:paragraph-properties fo:margin-left="5.715cm" fo:margin-right="0cm" fo:margin-top="0cm" fo:margin-bottom="0.101cm" loext:contextual-spacing="false" fo:line-height="97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лавие1_7e_LT_7e_Titel" style:display-name="Заглавие1~LT~Titel" style:family="paragraph" style:default-outline-level="">
      <style:paragraph-properties fo:margin-left="0cm" fo:margin-right="0cm" fo:margin-top="0cm" fo:margin-bottom="0cm" loext:contextual-spacing="false" fo:line-height="97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лавие1_7e_LT_7e_Untertitel" style:display-name="Заглавие1~LT~Untertitel" style:family="paragraph" style:default-outline-level="">
      <style:paragraph-properties fo:margin-left="0.953cm" fo:margin-right="0cm" fo:margin-top="0cm" fo:margin-bottom="0.406cm" loext:contextual-spacing="false" fo:line-height="97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1c1c1c" style:text-outline="false" style:text-line-through-style="none" style:text-line-through-type="none" style:font-name="Tahoma" fo:font-family="Tahoma" style:font-family-generic="roman" style:font-pitch="variable" fo:font-size="2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лавие1_7e_LT_7e_Notizen" style:display-name="Заглавие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лавие1_7e_LT_7e_Hintergrundobjekte" style:display-name="Заглавие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лавие1_7e_LT_7e_Hintergrund" style:display-name="Заглавие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Интернет-ссылка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Выделение_20_жирным" style:display-name="Выделение жирным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Исходный_20_текст" style:display-name="Исходный текст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Маркеры_20_списка" style:display-name="Маркеры списка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2:48:30.010792119</meta:creation-date>
    <dc:date>2021-11-15T17:24:00.133546469</dc:date>
    <meta:editing-duration>PT46M14S</meta:editing-duration>
    <meta:editing-cycles>9</meta:editing-cycles>
    <meta:generator>LibreOffice/5.1.2.2$Linux_X86_64 LibreOffice_project/10m0$Build-2</meta:generator>
    <meta:document-statistic meta:table-count="11" meta:image-count="0" meta:object-count="0" meta:page-count="13" meta:paragraph-count="407" meta:word-count="2286" meta:character-count="21781" meta:non-whitespace-character-count="18463"/>
  </office:meta>
</office:document-meta>
</file>